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oma" fo:font-size="14pt" officeooo:rsid="00024832" officeooo:paragraph-rsid="00024832" style:font-size-asian="12.25pt" style:font-size-complex="14pt"/>
    </style:style>
    <style:style style:name="P2" style:family="paragraph" style:parent-style-name="Standard" style:list-style-name="L1">
      <style:text-properties style:font-name="Loma" fo:font-size="14pt" officeooo:rsid="00024832" officeooo:paragraph-rsid="00024832" style:font-size-asian="12.25pt" style:font-size-complex="14pt"/>
    </style:style>
    <style:style style:name="P3" style:family="paragraph" style:parent-style-name="Standard">
      <style:paragraph-properties style:border-line-width-bottom="0.03cm 0.03cm 0.03cm" fo:padding="0.074cm" fo:border-left="none" fo:border-right="none" fo:border-top="none" fo:border-bottom="2.49pt double #000000" style:join-border="false"/>
      <style:text-properties style:font-name="Loma" fo:font-size="14pt" officeooo:rsid="00024832" officeooo:paragraph-rsid="00024832"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Hive – Getting started </text:p>
      <text:p text:style-name="P3"/>
      <text:p text:style-name="P1"/>
      <text:p text:style-name="P1"/>
      <text:list xml:id="list2384139079401170363" text:style-name="L1">
        <text:list-item>
          <text:p text:style-name="P2">Course Overview</text:p>
        </text:list-item>
        <text:list-item>
          <text:p text:style-name="P2">Hi, my name is Janani Ravi and welcome to this introductory course on Hive. Let me introduce myself first. I have a master's degree in electrical engineering from Stanford and have worked with companies such as Microsoft, Google, and Flipkart. At Google I was one of the first engineers working on real time collaborative editing in Google Docs and I hold four patents for its underlying technologies. I currently work on my own startup, Loonycorn, a studio for high quality video content. Traditionally the pieces are usually used for transactional processing. This involves accessing and updating individual records in real time. Updates have to reflect in the database right away and updates have to be made in an ACID compliant manner. Analytical processing on the other hand involves huge datasets, summarizing and extracting insights from this data, and calculating frames. Analytical processing is usually carried out using a data warehouse. Hive is an open source data warehouse which runs on top of Hadoop. Hadoop is probably familiar to you all, a very widely used distributed computing framework. This course focuses on the similarities and the differences between SQL and Hive with an emphasis on understanding what happens behind the scenes when a Hive query runs. This course makes the user aware of several gotchas involved by using familiar SQL constructs in Hive. Loading and parsing data from files, views, sub queries, and some cool built-in functionalities such as table generating functions. All of this is covered. This course also demonstrates the constraints imposed by <text:soft-page-break/>Hive architecture choices, such as schema on read, denormalized storage in HDFS, high latency of operations, et cetera. This serves as a guide for the choices a user makes when storing and querying data.</text:p>
        </text:list-item>
        <text:list-item>
          <text:p text:style-name="P2"/>
        </text:list-item>
        <text:list-item>
          <text:p text:style-name="P2">Hive vs. RDBMS</text:p>
        </text:list-item>
        <text:list-item>
          <text:p text:style-name="P2">Transactional vs. Analytical Processing</text:p>
        </text:list-item>
        <text:list-item>
          <text:p text:style-name="P2">Hi and welcome to this course Getting Started with Hive for Relational Database Developers. You're an analyst or engineer and you've worked with SQL for many years. What is it that you need to know in order to have a smooth transition to Hive? This course addresses exactly that. In this course we'll understand the differences between transactional and analytical processing. Transaction processing is what you've been doing so far with SQL. We learn why Hive, which is an open source data warehouse, is needed, where does it fit in amongst the wide range of tools that is available today? And finally, we get a big picture understanding of the differences between Hive and a traditional relational database management system. Here's a brief overview of some of the technologies that you need to be comfortable with before you start off on this course. You should have worked in a Unix, Mac or Linux environment before and be comfortable using its command line. This class also assumes that you have worked with relational databases and are familiar with their tabular layout. You've run SQL queries on them and are familiar with the basic constructs of SQL, select, from, where, joins, limit, and so on. Some basic understanding of Hadoop is also helpful. You should know that Hadoop is a distributed computing framework which stores its data in HDFS, a distributed storage, and runs MapReduce jobs in order to process this data. The first step in understanding why Hive is needed is to understand the difference between transactional and analytical processing. In any company <text:soft-page-break/>there are a whole variety of jobs which use data. Consider a large e-commerce company such as Amazon or Flipkart, let's say John works for such a company and he's responsible for tracking and delivering orders on time. He can get his job done without logistic data being made available to him. And on the other hand, in the same company is a revenue analyst. All revenue related reports come from Anna. There's a lot of data she needs to crunch as well, but of a different kind. We'll focus on John first. A typical day in his life would look somewhat like this, he logs into his system and he realizes that there are 20 delivers to Kent, WA in the US and they have been delayed. This is because the courier company has had a computer outage and they haven't been able to fulfill their orders. John knows the packages have to reach the end customers on time. He simply reassigns all those deliveries to another courier company. He has to go into a database somewhere and edit the records to reflect this. John has to constantly monitor the health of the deliveries that have been assigned to him. Three customers want their packages to be rerouted, they want to them shipped to a different address. John will simply update the delivery address and reroute the shipment. What's common about all these operations is the fact that these updates have to reflect immediately within the system. The courier companies have to know the new address to which they have to ship the orders. The customer also needs to know whether the update has been successfully applied. Real time edits, instantaneous updates. A typical day for Anna, on the other hand, looks very different. Anna is a revenue analyst and it's her job to crunch the numbers to see how the e-commerce company has been performing. A manager might ask her questions like - how were last month's revenues? She pulls up the information and finds that the company didn't do as well as it expected to. It's Anna's job to figure out why and she tries to analyze this by <text:soft-page-break/>pulling up revenue reports for the last 5 years in order to see if there is some seasonality effect in play or something else that's going on. Or it might be that the e-commerce company has been running a new TV advertising campaign, obviously they've spent so much money on it, they want to know whether the ads were successful. Anna knows that if a large number of new customers signed up in the weeks that the ads were run, that campaign could be considered a success. There might be other campaigns in the past that she can compare with as well. The order management support and the revenue analyst. Two very different kind of jobs in the same company. The kind of work John does is referred to as transactional processing and the kind of work that Anna does is analytical processing.</text:p>
        </text:list-item>
        <text:list-item>
          <text:p text:style-name="P2"/>
        </text:list-item>
        <text:list-item>
          <text:p text:style-name="P2">Why Do You Need a Data Warehouse?</text:p>
        </text:list-item>
        <text:list-item>
          <text:p text:style-name="P2">That was the big picture understanding of transactional as well as analytical processing. Transaction processing involves analyzing individual entries, you're reading or updating individual records in your database. Analytical processing, on the other hand, analyzes large batches of data. You care about data over a period of a month, a year, several years. Transactional processing tends to deal with data that is recent or immediate, from the last few hours or days there is need for real time updates of this data and instantaneous propagation. Analytical processing, on the other hand, requires access to data which is older. This is what you use to analyze trends and this can go back several years. Transaction process tends to involve many write operations, not only do you want to access individual records, you want to edit or update these individual records. Analytical processing tends to mostly read data. You often require the results of transactional processing to be reflected immediately. You require fast real time access to the data and the updates should also be reflected or propagated right <text:soft-page-break/>away. Analytical processing involves long running jobs, all the reports that Anna pulls can take minutes, hours, even days. Transactions are generally applied to data with a very narrow scope. Order information for the last week, as an example. Such data tends to be from a single source. Analysis tends to be a big picture process, which ties in multiple bits of data together. The data that we us in analytical processing tends to be from multiple sources. What are the implications on the technology that we use for these? The differences between transaction and analysis is pretty clear. In the past, 10 maybe 20 years ago, when the amount of data that a particular organization stored was small, we could use the same piece of technology for both transactions as well as analysis. The system itself used to be fairly simple. Typically a single machine and maybe a backup on one or more machines. The data itself was structured and well-defined. You could neatly divide it into rules and columns, that led to the design of the first relational database management system. Within this data, you could access individual records or the entire dataset in the same database management system. Database systems used to have a single source of truth, the master database held the latest updates, that updated data was available instantaneously to anyone who queried the master. If you did have data from different sources, they would just be set up as different tables in the same database. These kind of databases still exist today, unfortunately they don't serve all the requirements that have to be satisfied in this world of big data. It's very hard to deal with both transactional as well as analytical processing using the same system when the data that we're dealing with is huge, in the billions of records category. The characteristics of a big data system is first off the data is distributed on a cluster which has multiple machines, called nodes in a cluster. Data is usually collected at a very high rate from a variety of sources. Imagine <text:soft-page-break/>centers collecting weather data. Data tends to be semi-structured or completely unstructured and might often have important fields missing. When you have millions of records distributed across so many machines, providing random access to an individual record becomes very hard indeed. Big data systems typically do not allow random access to data. Individual machines in a big data cluster are made of cheap, off the shelf components, they tend to fail and fail often. In order to ensure fault tolerance of data, they're replicated across multiple machines, which means any updates to the data has to be propagated across all replicas. Depending on the replica that you access, you may not get the latest updates right away. In order to piece together different bits of data in order to extract useful information, you would store data from different sources on the same big data system. Different sources, different formats. If you take a list of these requirements, it's pretty clear that the same infrastructure can support both transactional as well as analytical processing and that is where there is a divergence in the technologies used. Transactional processing is still solved by a traditional relational database management system, such as MySQL. Analytical processing, on the other hand, requires a distributed computing framework. It requires a data warehouse. Just a little caveat before we end this clip, distributing computing and doesn't always imply analytical processing and a single machine doesn't always imply transactional processing. HBase is a special kind of database which runs on top of Hadoop, the distributed computing framework, but it can be tweaked to allow transactional processing. Qlikview on the other hand runs on a single machine, but is primarily for analytical processing. Transactional processing is possible on big data systems as is analytical processing on systems which are non-distributed. They do not tend to be perfect matches though, so there are significant trade-offs in efficiency and performance involved.</text:p>
        </text:list-item>
        <text:list-item>
          <text:p text:style-name="P2"><text:soft-page-break/></text:p>
        </text:list-item>
        <text:list-item>
          <text:p text:style-name="P2">Hive as an Open Source Data Warehouse</text:p>
        </text:list-item>
        <text:list-item>
          <text:p text:style-name="P2">In this clip we'll talk about what exactly a data warehouse is and how we can use it for analytical processing. Here is a definition from informatica.com, a technology that aggregates data from one or more sources for business intelligence. The key things here are multiple sources and the fact that you can put together pieces from these multiple sources to gain a bigger picture. A data warehouse typically has long running batch jobs, which are used to crunch and munch the data. They're optimized for read operations because you don't do real time processing or real time updates on this data. The data is from multiple sources as we've spoken about before. Data store in a warehouse tends to go back many years in time. All data going back in time is important because this is what we use to see trends and how things have changed as the years have passed. Data stored in the warehouse is lagged. The latest updates, the latest edits, is typically not available in a data warehouse. Data warehouses are very important in any enterprise so it's no surprise that there are a whole number of data warehouses out there. Vertica, Teradata, Oracle, IBM, all of these are examples of data warehouse, but these are all proprietary software. The company owns the software, these are closed source systems. Setting up a data warehouse doesn't mean you need to spend a whole lot of money. There is always the Apache software foundation to the rescue. Apache Hive is an open-source data warehouse that you can set up for absolutely free. Hive is a part of a larger ecosystem of big data ecosystem of big data technologies which are centered around the Hadoop distributed computing framework. You'll find as you work with Hive that it looks and feels very much like a traditional SQL database, but under the hood it uses the power of Hadoop's distributed computing framework. Hive abstracts away the <text:soft-page-break/>distributed nature of the storage and the processing to present you a simple SQL-like interface. Hadoop is the most widely used distributed computing framework today and it's built on the same technology that Google uses in order to index and look up the search results on Google's search engine. Hadoop is capable of processing millions of records at a time. These are records are distributed across multiple nodes in a cluster. Hadoop runs a parallel programming module called MapReduce in order to process data in parallel. Each process operates on a subset data on a single machine. Hadoop is also built to be fault tolerant. Individual nodes in a cluster might crash, Hadoop knows how to recover from these failures and abstracts the user completely away from these dealings. The storage and processing backing Hive is Hadoop, so it's important for us to know the basic building blocks of Hadoop. Hadoop is made up of HDFS, MapReduce, and YARN. These three logical components build up the distributed computing framework. HDFS is a file system. It manages the storage of data, partitions the data across multiple machines and keeps track of what is stored where. MapReduce is a parallel processing framework which allows you to process subsets of data across multiple machines in the cluster. And finally, YARN is the component which acts as a coordinator for this entire system. It's the resource negotiator, it determines where processes can be run and manages these processes. The Hive data warehouse sits right on top of Hadoop. It's a nice little interface, which allows you to access the data within Hadoop as though it was stored in a database rather than a complex distributed computing framework. HDFS, or the Hadoop Distributed File System, is the underlying data storage for anything that you put into Hive. HDFS is just a simple file system at heart, albeit a distributed one. Data is stored in the form of files, be it text files, csv files, JSON files, binary files. These files are huge. So files are often broken up and stored <text:soft-page-break/>on different machines in the cluster. All of these files are replicated so that even if you lose a single node in the cluster, you don't lose the data that's stored in the node. There is another node which has the replica. Splitting up a file across multiple machines has another advantage. Any processing task which works on that file can be run on multiple machines in parallel. When you use Hive you run a bunch of queries on Hive. All of these queries are translated to MapReduce jobs under the hood. MapReduce is the primary programming module that works on the Hadoop distributed system. MapReduce is where the logic of the operations that you want to perform on the underlying data is defined. The actual summary operation or the information extraction is done in these MapReduce jobs. MapReduce jobs are batch processing operations. They read in a whole bunch of files, process it record by record, apply transformations and other operations and finally output the result. Jobs can run for minutes, hours, and even days. MapReduce is pretty awesome and it completely changed the programming paradigm in a distributed computing world. Using MapReduce, however, is not for everyone. MapReduce requires you to write code in Java or another high level programming language. That's not obviously everyone's cup of tea and this limited the applicability of distributed computing to engineers who are familiar with programming. That's a pretty serious limitation. And this is where Hive comes in. Hive allows you to harness the power of parallel programming with MapReduce without writing any Java code. When you work with Hive you perform all your operations in HiveQL. This is a language very similar to the structured query language or SQL, something that all analysts are familiar with and have worked with for a very long time. You'll find that a lot of queries that we write in this class look exactly like SQL. The results are also SQL-like. The underlying processes, however, are MapReduce. This translation from SQL-like queries to <text:soft-page-break/>MapReduce jobs is done by Hive. You write simple query constructs, such as select, group by, join, and each of these is converted to a MapReduce job. When you use Hive, you don't need to know about or worry about files on a distributed system. These files are exposed in the form of tables to the Hive user. As someone who works on Hive, you simply write a query in HiveQL which will look very similar to SQL and then submit it to the Hive command line interface. Behind the scenes Hive will translate this query to MapReduce jobs and spin off these tasks on the Hadoop cluster. Hadoop will run these jobs, get the result back, and send it back to your command line interface for you to view. If you were to ask me for the single advantage that Hive provides, it's the fact that it abstracts away the details of the underlying MapReduce jobs. Hive makes distributed computing more democratic, making it available and accessible to a larger audience. You will just work with Hive almost exactly like you would with a traditional relational database.</text:p>
        </text:list-item>
        <text:list-item>
          <text:p text:style-name="P2"/>
        </text:list-item>
        <text:list-item>
          <text:p text:style-name="P2">The Hive Metastore</text:p>
        </text:list-item>
        <text:list-item>
          <text:p text:style-name="P2">By working with Hive, it's important to know of the rule that the Hive Metastore is. The underlying data for Hive is stored in the Hadoop distributed file system in the form of files. A Hive user, however, sees this data in the form of tables, which means there is some magical conversion happening between files on the file system and the data that a Hive user sees. This magic is taken care of by the Hive Metastore. A good analogy for the Hive Metastore is that of a bridge. The metastore is a bridge between raw files stored in HDFS and the tables that are exposed to the user. The metastore has a well defined way in which it maps files to tables. It holds the metadata for all tables in Hive. When that table was created, who is the owner, what are the permissions for that table. The files and directories in HDFS are mapped to tables <text:soft-page-break/>and the records within those files and directories become rules in the tables in Hive. The metastore contains everything that you need to view underlying data as a relational table. The schema of the table, the types of the columns, the names of the columns, all of this is in the Hive metastore. It also has information on how you can convert records in files to rows in a table, what serialization/deserialization you need to use, everything. The metastore is just a relational database. Any database which has a JDBC driver can be used as a metastore. A JDBC driver is just a software component which enables a Java application to interact with the database. JDBC stands for Java Database Connectivity API. Hadoop is written in Java, Hive is written in Java, we just need the metastore to be accessible from a Java program. In order to use Hive, especially in development environments, you don't need to set up a special relational database. Development environments use the built-in database in Hive called Derby. When Hive uses this built-in database, it's set to have an embedded metastore. The database connection is embedded in the Hive process itself. In a development environment you'll typically have just one Java process running for Hive, which contains the metastore and all other components. Another limitation of the development environment is that you can connect to Hive with just one session. You can have multiple users and multiple sessions connect to Hive. In this class, in order to learn Hive, we'll only work on the development environments, but it's important for you to know that in production environment things are set up a little differently. You might use the local metastore setup where the main difference is that it allows multiple sessions and multiple users to connect to Hive at the same time. Here the database that you use will also be different. It'll probably be an external database such as MySQL. Or you might use the remote metastore, which runs Hive and the metastore in a separate <text:soft-page-break/>process, is more robust, and allows multiple connections. In this class we'll use the embedded metastore using the built-in Derby database.</text:p>
        </text:list-item>
        <text:list-item>
          <text:p text:style-name="P2"/>
        </text:list-item>
        <text:list-item>
          <text:p text:style-name="P2">Hive vs. RDBMS, an Overview</text:p>
        </text:list-item>
        <text:list-item>
          <text:p text:style-name="P2">Most Hive users come from the world of relational databases, so it's important to understand the differences between the Hive data warehouse and a traditional RDBMS before you get started in earnest. We'll categorize these differences first. The size of the data that's processed, the actual computations and how they are carried out, the latency involved in querying either Hive or an RDBMS, the kind of operations that are permitted, do these operations follow Atomicity, Consistency, Isolation, and Durability? And finally, the query language that we use to work with Hive and a traditional RDBMS. The most obvious difference between Hive and a traditional RDBMS is the size of the data that's processed within each of these. Hive is for big data processing on multiple machines, billions of records. RDBMS works on small data, data can run to millions of records, but it will be in the low millions. Processing huge datasets requires parallel processing across multiple machines. In a typical database management system, you will have a single machine and serial execution of operations. The combination of a large dataset and managing multiple processes means that Hive isn't very fast when it comes to small transactional queries. The latency for a traditional RDBMS tends to be much better. They tend to be much faster. Hive performs best when it's used primarily for read operations for huge chunks of data. Traditional databases tend to be used for both read and write operations. Typically when we work with transactions in a database we want those transactions to be ACID compliant. When multiple users act on the same bit of data, the end result should be such that the operations of the individual users occur one after <text:soft-page-break/>another in the predictablility. That is ACID compliance. Hive unfortunately isn't ACID compliant by default, it's possible to make certain tables ACID compliant, but that often defeats the purpose of big data processing. Traditional databases, as you know, tend to be very strict about ACID compliance. Queries in Hive are run on a very SQL-like language called HiveQL. Just because it looks and feels like SQL, you might be tempted to believe that it is indeed SQL. Don't make this mistake because otherwise you'll end up with very inefficient and non-performant queries and certain things won't work at all.</text:p>
        </text:list-item>
        <text:list-item>
          <text:p text:style-name="P2"/>
        </text:list-item>
        <text:list-item>
          <text:p text:style-name="P2">Hive vs. RDBMS, the Details</text:p>
        </text:list-item>
        <text:list-item>
          <text:p text:style-name="P2">Let's dig a little deeper into the differences in the size of the datasets processed by Hive versus a traditional RDBMS. Datasets in Hive tend to be in gigabytes or petabytes. To give you an idea of what big data means, it's important to realize that Google processes hundred petabytes of data a day, that is 100 followed by 15 zeros. Such scale is definitely not possible in a traditional RDBMS which might hold megabytes or at the most gigabytes of data. Large datasets are used to calculate trends. Bring together information from _____ sources to make something meaningful of them. Small datasets are generally used for read and update operations on individual records. This flows naturally into the next difference where Hive performs parallel computations on data whereas computations on data in a traditional system tends to be serial. Hive is built on top of Hadoop the distributed computing framework, which runs on multiple machines in the cluster. Fault tolerance, parallel processing, all of this is built into Hadoop. Traditional databases such as MySQL typically have a master slave architecture where you have one master machine where all the updates are written and one or two sleeves for backup. The processing tends to be serial. The data that Hive or any distributed <text:soft-page-break/>processing framework works on tends to be unstructured or semi-structured. Many important fields might be missing and the distributed computing operation that you run needs to be able to deal with ill defined data. Data is stored in large files, which are split across multiple machines so that processes can run on them in parallel. Data and traditional databases is stored on a single machine and the data also tends to be well defined and well structured. Data tends to adhere to the table, schema, and constraints very strictly. Another factor which tends to aid the parallel computations in Hive is the fact that individual machines in a distributed computing setup tend to be cheap and disk space can be added by simply adding more of these machines. In a single machine, adding more memory or more disk space is far more expensive. Operations in Hive tend to take a long time because of the nature of the processing that it has to do. Any query that you run is translated to a MapReduce job, spun off as tasks across multiple machines in a cluster, processes millions of records and then returns its result. These records are not indexed, so if you want to access them individually, it takes a very long time. If you want to place your data in a traditional database you would index your records by values which you use most commonly to look up information. These records can be accessed and updated very fast. For even very simple queries, Hive spins off a MapReduce and might take minutes to return and you'll notice that in the examples that we run in this class. Queries in a traditional database often return in milliseconds or microseconds, depending on how well you've set up your tables. An important reason that Hive tends to be used for read operations and why it's optimized for these reads is because Hive is not the owner of the underlying data. Data in Hive is stored in HDFS within Hadoop and there are a whole bunch of other technologies which might access this data in order to write to it or to update it. Hive files can be read and <text:soft-page-break/>written by all of these technologies, such as Hadoop, Pig, Spark, and anything else which works on HDFS. Hive cannot impose schema constraints on the underlying data, which is why you'll find that the operations on Hive are all optimized such that read operations are very fast and write operations are either slow or not possible. A traditional database is the sole gatekeeper for its data. All writes and all reads go through the database management system, which is which it's easy to impose table schema constraints, uniqueness, primary keys, foreign keys, all of these are possible only when the database system itself is responsible for writing data into the underlying storage. But we've just said that Hive presents the underlying data in the form of tables to the user. Where does the schema come from? Hive imposes something called schema-on-read. This means that when data is read through Hive, Hive tries to impose the schematic and table layout on the underlying data. The number of columns, column types, and constraints are specified at the time of table creation and this schema is imposed only when the data is read through Hive. Of course there is no guarantee that the underlying data will _____ to the schema, after all it hasn't been written by Hive. Hive puts in its best effort to map the underlying data to the schema. It will pad stuff with nulls and it will allow fields to be left out, et cetera. However, imposing the schema on read can fail. In a traditional database you never allow data which doesn't follow the schema to be written in the first place. These are schema-on-write. Data is not written to the underlying storage, until the column types match or the constraints are met, the table schema is satisfied. The obvious conclusion from all that we've discussed so far is that Hive data is not ACID compliant. This is the default scenario in Hive. Like I said, in newer versions it's possible to set up tables that are ACID compliant, but that defeats the purpose of working with big data. You can have a big process and a MapReduce <text:soft-page-break/>running on the same tables that Hive uses. They might interfere with each other, they might overwrite each other, there is just no way for you to make this ACID compliant. Traditional relational databases, as you know, can adhere to ACID compliance as strictly or as loosely as you want them to. The last category to consider is the difference between what's possible in HiveQL versus SQL. Now the entire basis of this class is to talk about these differences, so I'm going to run through these really quickly. Schema-on-read versus schema-on-write, that's the first thing and we've discussed this earlier. HiveQL has minimal index support in later versions. SQL runs on indexes in order to make reads and writes to database very fast. HiveQL does not allow row level updates and deletes of data by default. You have to set up special config properties to enable this. Row level updates and deletes are bread and butter operations in SQL. Hive has a rich array of built-in functions that you can use to access data. Because it's an analytical processing system, it offers a whole variety of interesting functions which are not available in SQL. There are _____ generating functions, we'll see that in this class, but there are also aggregate functions such as call variance, which are not available in SQL. Because of how huge the underlying dataset is, only equi-joins are allowed in HiveQL and subqueries which tend to become more important as you perform more complex query processing on data, are more restricted in Hive. And with this, we come to the end of this module. Hopefully you've got a big picture understanding of how transactional processing differs from analytical processing and how the underlying datasets differ in their size and complexity. We've seen how analytical processing requires a data warehouse which holds data over a long period of time from multiple sources. And finally, we saw the differences between a traditional relational database and Hive. In the next module <text:soft-page-break/>though we start off by looking at the similarities between SQL queries and HiveQL. Similarities first, differences later.</text:p>
        </text:list-item>
        <text:list-item>
          <text:p text:style-name="P2"/>
        </text:list-item>
        <text:list-item>
          <text:p text:style-name="P2">Getting Started with Basic Queries in Hive</text:p>
        </text:list-item>
        <text:list-item>
          <text:p text:style-name="P2">Hive Install: Set up Environment Variables</text:p>
        </text:list-item>
        <text:list-item>
          <text:p text:style-name="P2">Let's get started with some basic queries in Hive. In this module we'll look at everything that remains the same between Hive and SQL. Think of this as kind of warm-up to look at the differences that lie ahead. We download and install Hive on our local machine so we have some place to run these queries. We'll understand the basic building blocks of the Hive command line interface. We'll practice our simple queries and then understand the basic Hive data types for columns. As a user, the first face of Hive that you'll be exposed to is its command line interface. On the terminal window, you'll have a command line where you'll type in your Hive queries, exactly like in MySQL. This command line interface behind the scenes talks to the Hive server. The Hive server consults the metastore for the Hive table information, passes these queries, converts them to MapReduce jobs, and submits them to the underlying Hadoop ecosystem where they are run and the results returned. Within Hive it's Application Programming Interface, or the API, is the gateway to the external world. This allows various clients to connect to Hive and run queries. The combination of the driver, compiler, and the execution engine is the heart and soul of Hive. It accepts queries through its API, parses it into the right form using metastore information, converts it to individual jobs or tasks, which can then be executed on Hadoop. The metastore is also part of Hive and it contains all table metadata information, the table schema, the column data types, how records from Hive can be serialized and deserialized onto HDFS. All together these components form what is called the Hiveserver. The Hiveserver passes these MapReduce jobs onto Hadoop in order to be run on <text:soft-page-break/>a cluster of machines. Connecting to the API component of the Hiveserver is typically done by our command line interface, that's where you type in the Hive queries, that's where we spend most of our time in this class. When this entire Hiveserver is run on a single process, the API, the execution engine, the metastore, all together it's called an embedded store. This is what we'll use as a development environment. We start off by installing Hive on our local machine. This installation assumes that you already have Hadoop up and running in pseudo-distributed mode. Hive is a data warehouse that is built on top of Hadoop, which means all Hadoop processes for HDFS, Yarn, need to be up and running on your machine. There are courses on Pluralsight which should get you up and running with Hadoop, the building blocks of Hadoop, HDFS, MapReduce and Yarn is one amongst them. This URL in the apache.org site should give you access to the latest distributions of Hive. Choose the middle site that is the closest to you, click on the link and you'll be taken to a page where there are a whole number of Hive versions. Choose the latest version, Hive 2.1.1 is the latest at this point in time and that's the one I'm going to choose. In this directory, once again, there are a bunch of files to choose from. The one you want is the bin.tar.gz file. Choose the directory you want to download this to. I've created a new Hive-install directory under my home folder to set up my Hive. And the process of download begins. Give it about a minute and double click on that file in order to unzip it. Double clicking works if you're on a Mac machine. If you happen to be on a Linux machine, you'll have to run the tar xvfz command. Unzipping and untaring the install file should give you apache-Hive 2.1.1 bin directory, and that's where all the Hive files live. There will be a conf folder, a bin folder, examples folder, and so on. I will set up all my environment variables in the bash_profile file because I'm running on a Mac machine, and this is what runs each time I <text:soft-page-break/>open up the terminal. You can choose to just run these commands on the terminal window that you are in, but that means if you open up a new window you won't have those environment variables set. This is a more permanent solution. Within the bash profile, set up the HIVE_HOME directory to point to your Hive installation. Update the path environment variable to the point to the bin directory under your Hive installation. This is so you can run the commands for Hive without having to reference it directly in the bin directory. Hive also requires the CLASSPATH variables to be updated in order to point to where the Hive jars live. This is in your Hive install directory lib folder. As you have Hadoop up and running on your machine, just make sure that the environment variables for Hadoop are also set correctly. The important ones here are the HADOOP_HOME pointing to where my Hadoop is installed. I have pointed to the bin directory in my path variable and set up the CLASSPATH variable as well.</text:p>
        </text:list-item>
        <text:list-item>
          <text:p text:style-name="P2"/>
        </text:list-item>
        <text:list-item>
          <text:p text:style-name="P2">Hive Install: Config Parameters and Running the Command Line</text:p>
        </text:list-item>
        <text:list-item>
          <text:p text:style-name="P2">With the environment variable set up correctly, we are ready to move to Hive configuration. Config files for Hive are in the conf directory. The default config values for Hive is present in Hive-default.xml.template. We'll copy over this default file into a Hive-site.xml file in order to make our changes. Open up this file in your editor. I'm going to use Sublime Text as my editor here. And check that the config properties are as you want them. The first config property that we're going to check is the ConnectionURL. This property tells us what database we want to use as the metastore. As we mentioned before, we'll use the built-in derby database and run it as an embedded metastore. So jdbc:derby should be the first argument of this connection URL. The databaseName is the metastore_db, create is equal to true indicates that if this database doesn't exist on your machine <text:soft-page-break/>created on the fly. There is a specific location on HDFS where Hive stores all its data and that is specified by the warehouse directory in Hive. Hive.metastore.warehouse.dir, which points to user/Hive/warehouse is where all our Hive data will live. Replace all instances of system:java.io.tmpdir with /tmp/hive_io. This is where Hive will store its temporary files. Lastly, replace all references to the system username with the username that you have on your machine. Save this file, switch over to the terminal window, and we are now ready to run the Hive command line. Let's do a quick sanity check though, I run Jps to ensure that all Hadoop processes are running and there you see it, there are five Hadoop processes, three for HDFS and two for Yarn. All of them are up and running, we are ready to go. We'll create some directories in HDFS for Hive to use, the first is the /tmp directory, use the hadoop fs command to do this, set up the user/hive/warehouse directory using a whole bunch of mkdir commands. This is where Hive data will live. Just a note that this is different from the Hive metastore which has its own separate database and is not stored on HDFS. Use the chmod command in order to give group write permissions to the tmp directory and also to the user/hive/warehouse directory. Alright we are all set to launch the Hive command line and it doesn't recognize it. We haven't yet run the batch profile, so that the new environment variables take effect. Once this is done using the source command, we are ready to try once again, and there we go, Hive the command is recognized but there is an error. Something is still wrong. There is some setup that we still need to do. The fact is we haven't initialized the metastore database for Hive. This has to be done separately, that's what this error is telling us. The metastore_db file, which you'll see in the directory where you launched Hive, is basically the derby database which holds all the metadata for your Hive tables. The way Hive works is that it sets <text:soft-page-break/>up a metastore_db in any location where you launch Hive. This is the default behavior and it has some implications. Before we get into that, let's make a backup of the current metastore_db, back it up to a tmp file and then we run the schema tools utility in order to instantiate the metastore. Initialize the schema for the metastore, indicate that the database type is derby, and now third time's a charm, we are ready to run the Hive command line interface and you'll find that this time we succeed. There are a bunch of log statements on screen telling you what's going on. Let's run a simple command to show the databases that exist within Hive. And you'll see, there's just the default database, which exists by default. Some useful commands to know within the Hive command line interface, the first one is Ctrl+L or Cmd+L if you're on a Mac. This is the clear screen command. The other is if you want to quit the Hive command line, all you need to do is type Ctrl+C and you'll get out of the command line into your terminal prompt. We mentioned earlier that the derby metastore database is in the directory where you start up your Hive command from. Just now we started up Hive from the install directory. Now if I change directories and then try to start up Hive, it will not recognize the metastore. It'll basically say the metastore was never instantiated. The default setting for Hive is that the metastore is local to the directory where you start up the command prompt. If you go back to the Hive install directory and call Hive, you'll find that it works fine, that's because this is where we set up the metastore in the first place. While running a development environment, this might be okay, but it can also get pretty annoying and the way you fix it is by specifying a permanent path to the metastore in the ConnectionURL of your config file. And that's it, you have Hive up and running.</text:p>
        </text:list-item>
        <text:list-item>
          <text:p text:style-name="P2"/>
        </text:list-item>
        <text:list-item>
          <text:p text:style-name="P2">Beeline vs. the Hive Command Line</text:p>
        </text:list-item>
        <text:list-item>
          <text:p text:style-name="P2"><text:soft-page-break/>As we've seen before, these are the basic building blocks of Hive and the Hiveserver process is what the command line interface connects to in order to run queries. Now Hive is constantly being upgraded as new features, bug fixes, et cetera are added. The latest version of the Hiveserver is called Hiveserver2. Now this has been around for the last 3 or 4 years. Hiveserver2 is a major improvement over the original Hiveserver that existed for a number of reasons. The most important of which are the ability to support multiple Hive clients connecting to the Hiveserver at the same time and better security, better authentication, and better authorization for clients. The current versions of Hive have both Hiveserver1 and Hiveserver2 within the same package. However, support for Hiveserver1 will be deprecated at some point in the near future. This is important to us because we want to ensure that our command line interfaces are using the API provided by Hiveserver2. Beeline is the command line interface which works with this new server. The Hive command line interface that we just saw actually doesn't use the Hiveserver2 API at all. If you're running Hive today, you should be using the Beeline command line interface, which works with Hiveserver2. The Hive command line interface that we just saw in the demo directly accesses the execution engine and driver of Hive as well as the metastore. It does not go through the Hiveserver2 API, which means it loses out on all the security benefits that Hiveserver2 provides. The Beeline command line interface is more secure as it uses this new Hiveserver2 API. It has better authentication and authorization. In a development environment, this might not really matter, but in a production environment this is super critical so let's just get working with the Beeline command line interface. Running Beeline is super straightforward, just call the beeline command in the bin directory, the -u for a localhost connection, just specify the ConnectionURL as you see it on screen, and we will be connected <text:soft-page-break/>to Hive via the Beeline command line interface. Notice that it looks very similar to the Hive command line interface. We'll run a simple command to make sure things are working well and we are good to go. Notice the formatting, so much better than it is in the original command line interface for Hive.</text:p>
        </text:list-item>
        <text:list-item>
          <text:p text:style-name="P2"/>
        </text:list-item>
        <text:list-item>
          <text:p text:style-name="P2">Basic Queries in Hive</text:p>
        </text:list-item>
        <text:list-item>
          <text:p text:style-name="P2">Our first order of business is to look at queries in Hive, which are very similar to SQL queries that we've seen before. In the Beeline command line you can type in show databases and it'll show you all the databases that exist within Hive. Here we just have the default database. You can create a new database using the create database and a name. Here we've created a database named Pluralsight where we'll store all the tables that we set up as a part of this class. In order to work within the Pluralsight database, you'll use the use Pluralsight command. As you notice, all your commands should be terminated by a semicolon. Let's create our first table within this database, we'll call this table customers and it will hold all the customer information for any e-commerce site. Create table customers and specify all the columns of this table within brackets. Each column, of course, has a data type associated with it. We'll discuss the data types available in Hive towards the end of this module. Once you've created the table, the show tables command will show you a table name. If you use describe tables, you'll see all the columns that this table has. You can also associate a comment with each column of the table, we don't have any right now. Hive also supports the insert command in order to insert data into these tables, that said, you'll rarely use this command, normally in Hive you load data into tables from some file or some directory in HDFS. We mentioned early on that everything that Hive runs is a MapReduce job, even the simple insert command will trigger off a long MapReduce in order to <text:soft-page-break/>perform this insert operation. Remember this is what slows down Hive for transactional processing kind of operations. Let's insert a whole number of values in one go using the same insert statement with the different records separated by commas. Watch the MapReduce run, this can get old pretty quickly. Once the records are inserted, the select statement is how you view them from this table, select * from customers where address is equal to WA in Washington, and there we see, all the customers of this e-commerce who live in Washington. Just like in SQL, the select statement can also select individual columns from this table, such as name and address for this query. There is our lone customer from California, Jane. Specify one or more conditions in the where clause. Here we have two conditions with the logical operator the and, you can use the not as well as the or logical operator as well. Hive also allows the use of keywords such as DISTINCT, select DISTINCT address from customers will tell you all the states where you have customers for your e-commerce store. Once again, this will run a MapReduce to get this information. Hive also supports other useful SQL-like constructs such as the order by clause. You can select certain records and order it on a certain column. Here we've chosen to order it by address. This video is explicitly focused on showing you all queries which work the same in Hive as well as SQL. Order by is one amongst them. Hive has support for many built-in functions, there are date functions, conditional functions, string functions, and entire range of aggregation functions such as count, average, sum, and many, many more. Because Hive is for analytical processing, it supports built-in functions beyond what is available in SQL. Built-in functions in Hive are called UDFs or User Defined Functions, that's because Hive also provides a library which you can use to write your own custom functions, that's why they're user defined. You can access all the UDFs that are available out of the box with Hive at this <text:soft-page-break/>URL. Hive also supports the group by operation as in SQL. So you can run a summary function and group it by a particular column value. Here we want to count the number of customers we have per state in our e-commerce site. You can also assign labels for your column values. In the result set counts * will be specified as customer_count if you run this query. It's the same query that we ran before except that the second column is now called customer_count. You can also use the limit clause to limit the number of results that are retrieved by Hive. Here the limit is 1 and only 1 customer record is printed on screen. Notice something interesting here though, all our queries so far have resulted in a MapReduce job, but not this one. That's because when you run a select * operation with no where clause or no specific column selected, this is a simple read operation on HDFS, a MapReduce does not need to run.</text:p>
        </text:list-item>
        <text:list-item>
          <text:p text:style-name="P2"/>
        </text:list-item>
        <text:list-item>
          <text:p text:style-name="P2">Executing Scripts from the Terminal</text:p>
        </text:list-item>
        <text:list-item>
          <text:p text:style-name="P2">It's also possible to run Hive queries from your terminal window without logging into the Beeline command line for Hive. This is called one time execution of queries. And it's very useful in situations where you want to quickly look up some data in Hive, but don't want to actually log into your command line. You'll use the same Beeline command with the -u option that we saw earlier and after that you specify -e and all the commands that you want to run on Hive. Within the Pluralsight database we want to select all the records from our customers table. This will log into Hive, run the query within the Hive command line, print the results on screen, and exit the command line, so you're back to your terminal window at the end. Instead of individual commands, it's more likely that you have an entire script that you want to run from this terminal window. Simply create a text file, it's pretty common to give it a .hql for Hive query language, as an extension so that you <text:soft-page-break/>know that these are Hive queries within this clip. This text file may contain the series of commands that you want to run within Hive. Save the file and from your terminal window command line you can simply run Beeline, the -u option, and the -f option to specify the script file that you want to run. The results are displayed on screen and you're back to your terminal window. One shot execution of your script.</text:p>
        </text:list-item>
        <text:list-item>
          <text:p text:style-name="P2"/>
        </text:list-item>
        <text:list-item>
          <text:p text:style-name="P2">Simple Joins in Hive</text:p>
        </text:list-item>
        <text:list-item>
          <text:p text:style-name="P2">In this example we'll see how we can join two tables together in order to query them at the same time. Joins are a complicated stand alone topic in Hive because of the complexity introduced due to the vastness of the dataset on which these joins work. There are a lot of little things that we need to keep in mind in order to perform an efficient join in Hive. We won't be covering those as a part of this class. Here we'll focus on just the mechanics of doing a simple join in order to run queries. Let's set up our second table. We'll create a table called orders, which contains all the order related information that customers place on this e-commerce site. Note that Hive allows the create table if not exists statement. So if the table already exists it won't be created and no error will be thrown. If it doesn't exist, it will be created. Here is the orders table, which contains an id, the product_id, customer_id, the quantity of the product the customer bought, and the total amount paid for it. So far we have the customers table and orders table and we'll now join them together to extract some useful information. We'll be reusing the same tables in examples that come later on in this class, so it's best to familiarize yourself with these right now. We are going to insert a whole bunch of values into this orders table. That was the insert statement with one record and here is the insert statement with multiple records inserted in one go. Once we have the orders table set up like we <text:soft-page-break/>want it to be, we are ready to perform our join operation. So here is all the data that we just inserted into orders. We are interested in the id of the customers, the customer's name, and the product that the customer has bought. The way we query two tables is by calling customers join orders. The join keyword is necessary in Hive. And we also need a where clause to know what column to join on. Customer id equal to order id. There is a limitation on joins in Hive. Hive only supports equi-joins where the where clause on the joined column is an equality clause. You can't specify an inequality operator on the joined column, such as greater than or less than, in Hive. The other limitation on Hive joins is that it does not support implicit joins like this, natural joins. This of course, results in a MapReduce being executed in the underlying Hadoop distributed computing framework and we get the result of our join, the customers and the products that they bought.</text:p>
        </text:list-item>
        <text:list-item>
          <text:p text:style-name="P2"/>
        </text:list-item>
        <text:list-item>
          <text:p text:style-name="P2">Primitive Data Types in Hive</text:p>
        </text:list-item>
        <text:list-item>
          <text:p text:style-name="P2">It's useful for relational database developers to get a quick overview of the data types that Hive supports. Hive supports the primitive data types and more complex data types. In this clip we'll focus our attention on the primitive data types. There is an entire discussion of complex data types later on in this class. There are four primitive data types in Hive, Boolean, Numeric, String, and Timestamp. These data types should be very familiar to you all, so we'll just quickly go over them in order to refresh our memories. Boolean data types represent true or false information, questions that can be answered with yes or no. Is a feature enabled or not? Does it exist or not? Numeric data types in Hive can be divided into two categories, integral data types or decimal data types. We'll start off by looking at integers. The integral data types that are allowed in Hive depend on how much storage each of these types occupy. This is of course directly related to the range of that type. <text:soft-page-break/>The tinyint occupies just 1 byte of storage, 1 byte is 8 bits which means it has a range from -128 to 128. One of the bits is used for the sign and the remaining 7 bits are used to represent the magnitude of the integer. After tinyint comes smallint, it occupies 2 bytes of storage space. You would typically use a smallint when you want to represent a number in the lower thousands. If you want to represent a number in the high thousands or millions you'd use an integer which occupies 4 bytes of space and has a range as you can see on screen. If you want to represent billions of records you'll use a bigint, 8 bytes of space, 64 bits to represent sign and magnitude. The decimal number that can be represented by Hive, also very position based on the amount of storage space they occupy. A simple float occupies just 4 bytes, a double position number occupies 8 bytes of space, and if you really want to get very precise you'll use the decimal data type which allows arbitrary precision. For example, if you specify decimal of 10, 2, your entire number will occupy 10 digits of space and your part after the decimal point will occupy 2 digits of space. If you want a higher position after the decimal, you'll simply increase the 2 that you see on screen to be 3, 4, or whatever position it is that you're looking for. The string data type is also very commonly used in Hive, as you can imagine, and it has three subtypes. One is the string itself, this is unbounded and a variable length character string. There is no limit on how long the data for this particular column can be. You also have more restrictive string types in Hive, for example the char, you specify the number of characters for this data type. Let's say the number of characters is 10, it will always occupy 10 bytes of space in your table, even if the actual data that it holds is less than 10 bytes long, it's a fixed length character string. There is also the varchar, which is a variable length character string, but it's once again bounded, it has an upper limit. So varchar of 100, it never holds data greater than <text:soft-page-break/>100 bytes, but if it has only 5 bytes of data within it, it will not take up 100 bytes of storage. A varchar is more efficient at optimizing storage as compared with the chart. And the last primitive data type that Hive supports is the timestamp. The timestamp can be specified in the form of an integer, this is essentially a Unix timestamp in nanoseconds from the beginning of epoch time, January 1, 1970. If you specify the timestamp as a floating point data type, this is considered to be a Unix timestamp in seconds with decimal position, not nanoseconds, in seconds. The timestamp can also be a string. Any JDBC complaint string works, such as the one that you see on screen, starting with the year, month, day, hour, minute, second, and a fraction to represent more precise information. As a variation on the timestamp data type, Hive also supports the date data type. Dates are generally values of the form year, month and day. The hour, minute, seconds, and the decimal after that are ignored in dates. And with this, we come to the end of this module where we got your warmed up with Hive. You first install and set up Hive on your machine and saw how you can run basic queries on Hive. You also learned about the data types that Hive supports. We are now ready for more complex stuff. In the module that's coming up, we'll talk about tables in Hive, the different types of tables that exist and how to load data from HDFS or your local file system.</text:p>
        </text:list-item>
        <text:list-item>
          <text:p text:style-name="P2"/>
        </text:list-item>
        <text:list-item>
          <text:p text:style-name="P2">Creating Databases and Tables</text:p>
        </text:list-item>
        <text:list-item>
          <text:p text:style-name="P2">Data and Metadata Stored in Hive</text:p>
        </text:list-item>
        <text:list-item>
          <text:p text:style-name="P2">In this module we'll dig a lot deeper into tables that we create in Hive. There are different kinds of tables, managed tables, external tables, and even temporary tables. And we'll learn the differences and understand how each of these work. We'll also see how we can insert data into tables from files and from other tables instead of just using insert commands. We'll see how we can alter the <text:soft-page-break/>properties of a table, add columns, delete columns, and also drop tables. We'll also have a brief introduction of partitioning and bucketing in tables. These by themselves are very important topics and we won't be covering them in depth in this class. We know that Hive stores data in the underlying HDFS reliable storage, but let's look at this in a little more detail. Every table in Hive has two kinds of data associated with it. The actual data, the records in the table, and the metadata which contains information about the table itself. Let's see what the properties of data are. Data is typically stored in HDFS, the storage system in Hadoop, data system is in the form of semi-structured or unstructured files. These files are very huge and they're partitioned across multiple machines in the distributed computing framework. But where within HDFS is this Hive data stored? All Hive directories and files tend to be stored in Hive's warehouse directory unless we specify otherwise. There is a little asterisk here, we'll talk about the exception in just a couple of clips from now. Typically all data and directories pertaining to Hive is stored in Hive's warehouse directory, which is specified by the hive.metastore.warehouse.dir property in Hive-site.html. We saw this property when we set up and installed Hive on our local machine. Unless you specify otherwise, the default value for this directory is the user/hive/warehouse directory. During our install of Hive we set up group write permissions on this directory so that Hive could read and write data here. This is where the actual records are stored, these records are just files on the system. These files have to look like tables to the Hive user and this is done with the help of metadata that's stored in the Hive's metastore. The metastore acts as a bridge between Hive, where we see the information as tables, and the files that are stored in HDFS which contain the raw data. The metastore is a relational database, it can be any relational database, we use the built-in derby database when we're <text:soft-page-break/>working on a development environment in Hive. This relational database will contain information of all the databases that we've set up, what tables exist within these databases, what columns do these tables have, who owns these tables, what kind of serialization and deserialization needs to be performed to map the underlying file data with this column information? All of this is metadata and stored in the metastore.</text:p>
        </text:list-item>
        <text:list-item>
          <text:p text:style-name="P2"/>
        </text:list-item>
        <text:list-item>
          <text:p text:style-name="P2">Exploring the Hive Warehouse Directory</text:p>
        </text:list-item>
        <text:list-item>
          <text:p text:style-name="P2">In order to understand how exactly Hive stores data, let's explore the warehouse directory in Hive. Here we have two terminal windows, on the left is the command line for Hive using Beeline, and on the right is a simple terminal window. We have two databases set up here. Here is the default database which we're going to use. If you just run show databases, you'll notice that we have the default as well as the Pluralsight database. For our example we'll create a third database called plural, we can actually query for databases using regular expressions. If you want to see all databases which start with pl, this is how you'd write your query, show databases like pl*. We'll switch over to the Pluralsight data where we've set up two tables, the customers table as well as the orders table. Now that we know the databases and tables which exist within Hive, let's explore the warehouse directory to see what structure it has to store the data within these tables. You can use the hadoop fs command to explore this directory in HDFS. Hadoop fs -ls shows us that within the warehouse directory there are two subdirectories, one for the Pluralsight database and one for the plural database. So every database in Hive has its own directory with the suffix db. When you run the ls command within the Pluralsight.db directory, you'll find a directory for each of our tables, customers as well as orders. Each table is a subdirectory within the database directory. Remember that all the <text:soft-page-break/>structure refers to the actual data that's stored in Hive and not the metadata. The metadata is present in the metastore and we're not going to be looking at that in this class. Within our customers directory there are files which hold the actual records for our customers. These files tend to have arbitrary names made up by HDFS, so don't pay attention to the names of the files, it's the names of the directories that are significant. You can explore the contents of these files by running the cat command. So run the cat command on the first of these files and you'll notice the very first record that we inserted using an insert statement. John in Washington with customer id 1111. Run the cat command on the second file and you'll find the remaining records, all of which we inserted using one insert statement. It seems like every insert statement has translated into one file being created in this directory, again, the number of files doesn't really matter. File names don't matter as well. The directory names are the names of the databases and the tables within them. You might have noticed though that the default database didn't really have a corresponding directory in our HDFS warehouse directory. That's because everything that's in the default directory is placed in the top level user/hive/warehouse directory and not within a subdirectory with the database name. We'll see how this works by creating a test table within the default directory. If you switch over to exploring HDFS right now, you'll notice that the test table has been created as a directory within the top level warehouse directory assigned to Hive. So tables in the default namespace are placed in this top level directory, default does not exist as a special directory under Hive. I'm going to go ahead and insert a single record into this test table. I'll run a query to make sure the record has been inserted and then I'm going to switch over to the terminal window, explore HDFS and notice that within the test directory I have a file which contains the record that I just inserted. There you see it, <text:soft-page-break/>1234Janani. Within the default database we have the test table, we know it exists. Now if I were to go ahead and drop this table, the test table, using the command drop table test, that directory would also disappear from our underlying HDFS. So we have dropped this table, you see that test is no longer present amongst the tables and if you explore the Hive warehouse directory, the directory test under it has disappeared and it no longer exists.</text:p>
        </text:list-item>
        <text:list-item>
          <text:p text:style-name="P2"/>
        </text:list-item>
        <text:list-item>
          <text:p text:style-name="P2">Managed vs. External Table</text:p>
        </text:list-item>
        <text:list-item>
          <text:p text:style-name="P2">Hive uses Hadoop storage system in order to store its data. The implications of this is that there are two different kinds of tables in Hive which differ based on where data is stored. The first is managed tables. Here the data within the table is managed by Hive and it's stored in the warehouse directory that we just saw. Hive also supports a slightly different kind of table called an external table. The actual raw data in an external table is not fully managed by Hive. It still lives in HDFS though, not in the warehouse directory. The warehouse directory belongs to Hive, external tables have their data in some other directory within HDFS. The data that we refer to refers to the records within Hive. The metadata for both managed and external tables live in the metastore, in the derby database in our development environment. All the tables we created so far in Hive have been managed tables. The data for those tables were also inserted using the command line and were stored in the Hive warehouse directory. In managed tables, Hive owns the files and the directories within the warehouse. Hive has created these directories and file and Hive owns them, but there is nothing which prevents other technologies from using and touching those files. You just use the hadoop fs command in order to read what was in the system. You can also edit those files just as easily. And the most significant difference between a managed and an external table is if you delete a <text:soft-page-break/>managed table, you delete both the data that existed in the table as well as the metadata associated with that table. External tables exist and make sense because Hive shares its underlying storage system with Hadoop and other technologies built on top of Hadoop. Sharing this underlying data implies that Hive, along with other technologies, can all access and edit those files. You could run a MapReduce operation and it could write into files which Hive uses. An important point is though, Hive does not delete those files. If you drop a table in Hive and it happens to be an external table, the underlying data will not be deleted.</text:p>
        </text:list-item>
        <text:list-item>
          <text:p text:style-name="P2"/>
        </text:list-item>
        <text:list-item>
          <text:p text:style-name="P2">Creating External Tables in Hive</text:p>
        </text:list-item>
        <text:list-item>
          <text:p text:style-name="P2">This clip we'll see how external tables work. We'll first create an external table in Hive using the command line interface and then after exploring it parallel, we'll see how deleting an external table does not delete its underlying data. We'll first create some data that we can store in HDFS somewhere and that we'll do via the products.csv file, a simple comma separated value file. As its name suggests, this has product specific information. Here are all the products that are available on our e-commerce site. We have the id of the product, the name of the product, and how much it costs. Save and exit this file. Create a directory in HDFS where you're going to store this products.csv. Make sure that it's not under the warehouse directory, which is owned by Hive. Here we've created a data directory and we've copied this products.csv from your local machine into this data directory. You can confirm that products.cvs has been copied over to HDFS successfully by running the ls command on the data directory. We'll now create an external table which references the data in this products.csv that we just set up. And this is the command for an external table. The first is the external keyword, indicating that the data for this table is not managed by Hive. The data for this table exists in an <text:soft-page-break/>HDFS directory specified by the location keyword in this command. The data lives in the /data directory in HDFS. Then it's the name of the table. Here the name of the table is products. The columns and the data types for each of the columns is specified exactly like we did before. Make sure that the order in which you specify the columns in your table matches the order in which the data is available in the csv file that you placed in HDFS. In Hive, you can associate a comment with the table as a whole or even with individual columns on a table. This comment section generally gives extra information about the table, a brief description of the table for first time users. We haven't run any insert commands nor have we loaded any data into this table, but if you run a select query on products, you'll find that all the products that we specified in the csv file is available via Hive. Remember that Hive is schema-on-read. The schema that you've defined for this table, Hive will try to impose the schema on the underlying data which you've referenced in HDFS. This is all very exciting, but notice something here, the end result isn't exactly what we wanted it to be. All the individual records have been squished together into one column, the products.id column. You wanted them split up across the three columns exist, id, title and cost. Clearly there was something missing in our create table statement that we didn't get the result that we wanted. There is some additional stuff that we need to specify there, but before we get to that, let's explore the Hive warehouse directory to see whether this external table is present there. And when you do an ls, you'll see that there is a node directory that has been created for the products table. The products table does not live within the Hive warehouse, it's an external table. Within the Hive command though, if you run a show tables command, you notice the products table in there. The metadata for this table is present in the metastore, the actual data is not in the Hive warehouse, but in the /data HDFS location. Let's <text:soft-page-break/>go ahead and drop this table and see what the effect is within HDFS. We'll call drop table products, the table has disappeared from Hive, but if you notice the table data in /data within our HDFS, the products,csv is still present there, even though the table no longer exists. Dropping the table has not deleted the underlying data. This is one of the main differences between managed and external tables in Hive. We'll recreate the products table and this time we'll do it the right way, such that the individual fields in a row are assigned to the right columns. There is some additional information we need to specify. Products is still an external table, we still point to the location in HDFS where the data for this table lives. In our /data directory, this time we also tell Hive the format of every row. The row format is delimited fields where each field is terminated by a comma, it's a comma separated file. When Hive reads one record in this file, it'll know how to pass it into the individual columns. Hive considers the default field delimiter to be the ASCII value \001. For the file that we want to read in, we want the delimiter to be a comma. Within the create table command you can also specify what kind of file it is that is being read. The default is textfile so the stored as textfile is optional. The create table command in Hive has many such options that you can specify. You can see all the options that can be specified with create table if you go to this URL in Apache's documentation. And now, if you run the select query on products, you'll see this table set up exactly like you wanted it to be where every field in a row is assigned to a separate column. Once tables have been created in Hive, you can figure out whether they are managed or external tables by using the describe formatted command. Describe formatted customers should tell you that it is a managed table and you can see where the location is for the data. Customers data is in the Hive warehouse directory in HDFS. If you run describe formatted products on the other hand, it'll show you that it is an <text:soft-page-break/>external table. It'll also show you the location of data for this table, which is in localhost:9000, that is at HDFS URL/data. The describe formatted command gives you a whole bunch of other information about tables, definitely a handy command for your toolkit.</text:p>
        </text:list-item>
        <text:list-item>
          <text:p text:style-name="P2"/>
        </text:list-item>
        <text:list-item>
          <text:p text:style-name="P2">The Alter Table Command</text:p>
        </text:list-item>
        <text:list-item>
          <text:p text:style-name="P2">In this clip, we'll get more comfortable working with tables in Hive. We'll just explore a few options and see what else is out there. We'll work within the Pluralsight database, we have the three tables here, customers, orders, which are managed tables, and products, which is an external table. We can also call the create table command and create a new table which is exactly like another table that exists. Create table like products. The fresh_products table will have the same table schema as the products table. Same column names, same column data types. The show tables command should show you the fresh_products table and if you describe it, you'll see that it looks exactly like the products table that we set up earlier. The fresh_products table is a managed table though because we did not use the external keyword when we created it. You can rename a table by using the alter command, alter table fresh_products to freshproducts. Running show tables should show you that this rename was executed successfully. The alter table command can also be used to add new columns to an existing table. Here we've added a new column called the expiry_date column of type date and this column also has a comment associated with it indicating that that column describes the expiry date for fresh products. The describe freshproducts command should show you that this new column has been successfully added to the very end of the columns in fresh products. Now let's say you have this fresh products table with the id title cost and expiry date columns, and you want to swap the positions of id and title. You want to move the id column after the <text:soft-page-break/>title column. The alter table command can be used to swap the positions of the columns as well. To indicate that you want to change a particular column, the column that you want to change is the first column in the list, that is the id column, that is the original name, you can also use this same command to rename your column or give it a new column type. Here we don't want to give the column a new name nor a new data type, instead we want to move it to be after the title column and that's what we indicate. After swapping the position of the columns, if you describe the freshproducts table, you'll see that the title column appears first and the id column appears after the title. Now the interesting thing about Hive is that moving the columns around does not move the underlying data which lives in those columns. So let's go ahead and swap columns for a table which actually holds some data, which is our products table. In this case, once again, we'll move the id column to be after the title column. Now if you go ahead and select from the products table, you'll see that the title column appears first, the id column appears second, exactly what we would expect. Take a close look at the data though, the column names have been swapped, but not the actual data in the columns. The title column unfortunately now has the id information and the id column has the title information.</text:p>
        </text:list-item>
        <text:list-item>
          <text:p text:style-name="P2"/>
        </text:list-item>
        <text:list-item>
          <text:p text:style-name="P2">Working with Temporary Tables</text:p>
        </text:list-item>
        <text:list-item>
          <text:p text:style-name="P2">There's one other kind of table that we haven't discussed yet in Hive, temporary tables. Temporary tables are active within the Hive session and as soon as that session ends, the table and all its contents are deleted. If you're using Hive to perform many complex analytical tasks, it's quite possible that you want some temporary place where you store this data. That's why temporary tables exist. Different users logged into the same Hive database can create temporary tables of the same name. The table exists <text:soft-page-break/>only for your session, so if you and your entire team are working on the same Hive database, all of your can have the same temporary tables with the same name and different data. Temporary tables have some limitations though. They don't support partitions, we see what partitions are later in this module, and they don't support indexes. The names of your temporary tables can be the same as the names of your permanent tables. The one caveat is that so long as your temporary table exists, you cannot access your permanent table. The temporary table hides the permanent one if it has the same name. Let's see a demo on how temporary tables work. In the Pluralsight database, we'll create a new temporary table called test_customers with all the columns and data types exactly like the customers table. It is the keyword temporary that makes this a temporary table local to the session. We can see here that the temporary table has been created and it looks exactly like the customers table, same column names, same column data types. We just run an insert operation to get at least one record into our temporary table and a select query to ensure that the record actually exists. We can see that this table is indeed temporary by quitting this session, calling !q and then re-logging into our Hive command line. Now if you show tables, the temporary table should no longer exist. And there you see it, the test_customers table has just disappeared. Now let's go ahead and create another temporary table, but with the same name as one of the permanent tables that we have set up in Hive. We'll create a temporary table called customers. We'll have the schema of this temporary customers table be like the orders table, when you call show tables notice the table customers there, that refers to the temporary table, it tends to hide the permanent table with the same name. If you call describe customers, you'll find that the definition you get is for the temporary table. Notice the column names and types are the same as that of the orders table. The <text:soft-page-break/>original customers table has been hidden. At this point if you quit the re-log into Hive, you'll find that the temporary table has disappeared and once more you can access the permanent customers table. There you see it, customers with the original column names and column data types that we had set up.</text:p>
        </text:list-item>
        <text:list-item>
          <text:p text:style-name="P2"/>
        </text:list-item>
        <text:list-item>
          <text:p text:style-name="P2">Loading Data from Files and Existing Tables</text:p>
        </text:list-item>
        <text:list-item>
          <text:p text:style-name="P2">Hive works on huge datasets which means there is a need to bulk load data into tables. This you can do using files or other tables where data exists. We've already seen the standalone method of inserting individual records into Hive tables using the insert command. In this particular demo we'll focus on loading data into tables using files, which are stored in HDFS, or from other existing tables. We'll start off by creating a csv file from which we load data into the freshproducts table that we created earlier. So open up the freshproducts.csv file and set up some product related information as you can see on screen. These are fresh perishable products, broccoli, spinach, et cetera. Product id, name, and cost of the product. I'm going to go ahead and describe the freshproducts table to see how it looks and if you notice the title and the id column have been swapped, that's because of the alter command that we used earlier. However, in our csv file, the title comes second and the id comes first. So we need to swap those columns back to their original locations. We do this once again with the alter command where we move the title column after the id column. Once we've done that, we're ready to load some data into the freshproducts table. This is done via the load data command. When you load data using this command a copy of the data is made in the Hive warehouse directory if this is a managed table. The contents of the csv file have been copied into Hive's warehouse. The keyword local in this indicates that the file is present on the local file system and not on HDFS. If you notice <text:soft-page-break/>the path to the file, it is in the current directory from where we've logged into the Hive command line. And you can run a select query on the freshproducts table and you'll see that all the data from our csv file has been loaded into this table. There are some null values there in the very last record of this table, that's because when I created the csv file I had a new line with no data, that simply got translated to null values when Hive loaded the data into this table. From the terminal window, if you explore Hive's warehouse directory, you'll notice that a copy of the freshproducts.csv file exists within the freshproducts table. This is a copy. The original file on my local file system remains undisturbed. Use the cat command to see the contents of this freshproducts.csv in Hive's warehouse and you'll find that it's exactly the same as the content in our local file system. Now instead of having this file on our local file system, let's copy this file over to HDFS and load the data from there. There will be a subtle difference in how data is copied over to Hive's directory. Back to Hive's Beeline command line, once again we use the load data command, but this time we specify a path on HDFS. Do not use the keyword local in your command. The absence of the local keyword means the path lies on HDFS. Running a select query on the freshproducts table should show you that the new data was appended to the table. It didn't overwrite the data that existed already, it was simply tacked on to the very end. So we have two copies of all the freshproducts that we set up. Each record for a product is present twice in this table. Let's switch over to the terminal window and explore the warehouse to see how things have changed within it. If you look at the freshproducts table within the Pluralsight database, you'll find another copy of the freshproducts.csv file. The data that was appended to the freshproducts table is simply present as another csv file within the warehouse. If you look at the original location in HDFS though, you'll find that the csv file <text:soft-page-break/>has disappeared from there. The freshproducts.csv file has been moved to the warehouse directly not just copied. In summary, if you're loading data from a file on your local file system a copy will be made in Hive's warehouse. If you're using a file from HDFS though to load into your table, it'll be moved to Hive's warehouse directory. If you want to zap all the existing data in your table before you load new data in, use the overwrite keyword with your load command. This will simply overwrite all the existing contents of your table, as you can see on screen. Data can be loaded into a Hive table from other existing tables as well. We have two tables here, freshproducts and products. Let's say you want to merge all the information into one table, the products table. So you can simply use the insert statement to load into products the selected columns from the freshproducts table. The command to use is the insert into table products, and we've selected the three columns which match the columns in the products table. Freshproducts has one extra column, we've left that out because we are not interested in its information, and there is no column matching that in the products table. And if you query the products table now, you'll find that all the records from the freshproducts table have been appended to the products table. So we've inserted into one table from another existing table. You can also use the overwrite keyword with this insert command in order to completely zap the existing contents of the products table.</text:p>
        </text:list-item>
        <text:list-item>
          <text:p text:style-name="P2"/>
        </text:list-item>
        <text:list-item>
          <text:p text:style-name="P2">Multi-table Insert and Deleting Data from Tables</text:p>
        </text:list-item>
        <text:list-item>
          <text:p text:style-name="P2">In the last clip we loaded data from files and from other existing tables into a table. In this clip we'll see how we can load multiple tables from a single source, a single table. We'll also see how we can delete data from a table. We'll use the products table as a source to populate two different tables. If you look at the products table, we have altered it such that the title appeared before the id. <text:soft-page-break/>I'm going to alert it back and swap the positions of id and title. We'll just run a query to make sure that the columns are in the right order, there it is, id, title, and then cost. Let's now set up two different tables which will use the product data as its source. The first is the product_name table which will hold the id of the product and the title of the product. The name of the column is name in the product_name table, it is titled in the original products table. The second table that we'll set up is the product_cost table. This will hold the product id and the cost of that particular product, so we're just splitting the information in the products table into product_name and product_cost and we'll populate these two tables together with one insert statement. And this is how the multi table insert command looks. The source table is the products table which we specify up front, from products, insert not the product_name and the product_cost table. While inserting into the product_name table I've used the overwrite keyword, shouldn't make a difference here because the table was already empty. I've selected the id and the table columns to insert into the product_name table. The second insert clause in this command is into the product_cost table and I've chosen the id and cost columns for this. And really that's all there is to it. If you run the select queries on product_name and product_cost after this command has been run, you'll see that both tables have been inserted with rows from the original products table. Hive uses the truncate command to delete all the data within a table. Thus all this data present in the freshproducts table, we can delete all of it in one go by calling truncate table freshproducts. We saw a whole bunch of queries that Hive supports, let's now look at what Hive does not support. Hive does not allow row level deletes and updates by default. If you want row level defaults and updates to be enabled and you want your tables to be ACID compliant, you have to go in and set special config properties in your Hive-<text:soft-page-break/>site.xml. Using tables in Hive that are ACID compliant isn't completely straightforward, there's a lot of fine print and subtleties involved, we won't be covering any of that in this course. Remember though that the datasets in Hive tend to be huge and if you have tables that are ACID compliant or allow row level updates and deletes, your performance will suffer. There is a trade off there.</text:p>
        </text:list-item>
        <text:list-item>
          <text:p text:style-name="P2"/>
        </text:list-item>
        <text:list-item>
          <text:p text:style-name="P2">An Overview of Partitioning and Bucketing</text:p>
        </text:list-item>
        <text:list-item>
          <text:p text:style-name="P2">In this clip we'll touch upon a very important topic in Hive, but we'll not cover it in detail. Partitioning and bucketing of tables is an advanced concept which is outside of the scope of this beginner's course. Partitioning and bucketing are both ways to split the data within a Hive table into more manageable parts. We know we've spoken about it a lot up front that Hive datasets tend to be huge, millions, maybe even billions of records. They have to be split into more manageable parts for query optimization. If for even the simplest select query we had to scan the entire dataset in order to select the rows that matched, you can imagine that Hive tables would perform very poorly. Partitioning and bucketing split up the data which enables performance optimizations while querying tables. We look at an overview of what it means to partition data in Hive. Data that you store within a table may be naturally split into logical units. Consider the customers data that we have for our e-commerce site. Let's say we had 100 million customers across the United States, each of these customers probably live in one state or the other. We can partition the data by where these customers live. If we had a column within our table which indicates which state the customer belongs to, we could partition on the basis of those column values and each of the data from these different states would be stored in a different directory within Hive. Under the directory for the customers table, <text:soft-page-break/>there will be one directory for each of the states whose values are present in customer records. This kind of split of your data is a good idea if you often run queries which retrieve customers from a particular state. Let's say you want to know all customers how have bought more than $100 of goods from California, in this case Hive will only have to scan one subdirectory where all customers in California reside. This is a huge performance improvement. You don't have to scan the entire dataset, you'll only scan that directory for California. The downside of partitioning is that the splits of data may not be equal. The number of customers that you have from California may not be the same as the number of customers from Delaware, for example. So you'll have certain directories which are very large and the others which are small. And this is where the other way to split your data, bucketing, comes in. If you use bucketing to partition your data, it will ensure that these data splits are always of equal size. Bucketing does not directly use the value that you have stored in a column in order to split the data, it'll take a hash of a column value. You can specify any column, the address, name of your customer, the timestamp that the customer first signed up, it'll take a hash of this value and put it in one of n buckets that you've specified. Every bucket will get an equal number of records. Every bucket is stored as a different file within your Hive warehouse and your table directory. This way you can use both partitioning and bucketing to split up your data. Within every partition you'll have one file for every bucket. With bucketing, there is no logic behind why two records are in the same bucket. There is no real world logic. Two records will be in the same bucket if the column value that you used to bucket the data hashed to the same value. You get performance efficiencies by bucketing your data, when you're sampling your dataset or joining two tables together. What we just discussed is the very first principle to understanding of what partitioning and <text:soft-page-break/>bucketing is in Hive. There is a lot more theory behind this. How do you work with tables that have been partitioned or bucketed? None of which is covered in this course. And with this, we come to the end of this module where we created and worked with tables in Hive. We've understood the three kinds of tables that exist, managed, external and temporary tables. We've also seen how we can load data into tables from files that are stored on the local file system or HDFS or from existing tables. We've also explored the other table related commands such as alter and drop table. We ended this module with a brief overview of partitioning and bucketing in Hive tables. In the next module we'll work with complex data types, such as arrays, maps and structs, and table generating functions. Functions which map one row in the original table to multiple rows in the result set.</text:p>
        </text:list-item>
        <text:list-item>
          <text:p text:style-name="P2"/>
        </text:list-item>
        <text:list-item>
          <text:p text:style-name="P2">Using Complex Data Types and Table Generating Functions</text:p>
        </text:list-item>
        <text:list-item>
          <text:p text:style-name="P2">The Array Data Type</text:p>
        </text:list-item>
        <text:list-item>
          <text:p text:style-name="P2">In this module we'll move beyond the primitive data types that we've seen so far, such as integers, strings, et cetera, and work with more complex data types which allow you to compress a lot of information into one field in Hive. Within complex data types we'll focus on arrays, map, and structures, different ways of logically grouping information. We'll see how we can insert into tables and query from tables, which are set up with this complex data types and we'll see how we can flatten these complex data types using table generating functions, a special kind of built-in functions in Hive. Hive actually has support for four types of complex data, first is the array used to represent a list, second is a map used to represent a key value pair, a struct used to represent some logical grouping of data, and finally a union. In this module we'll focus only on the first three data types, we'll completely ignore the union altogether, that's because it's rarely <text:soft-page-break/>used, there is incomplete support for unions in Hive. If you're not familiar with the union data structure from a programming language such as C, a one line explanation for union is that the same data stored within a union can have different data types at different points. It can be a string in one representation, maybe a float in another representation, maybe a struct in a third representation, and so on. Don't worry if that was confusing, there's no reason to dwell on it because unions are less important than the other complex data types that we're going to study in some detail, the array, map and the struct. An array represents a collection of entities, what you would call a list of data, the names of all students in a particular class. Arrays in Hive are list data types with no fixed size. This is different from arrays in any programming language. You can specify as many entities as you want in a column of an array data type. Entities within an array are all of the same type, so you can't mix up an array of an integer and a string. Student names can't be mixed up with maximum temperatures on a summer day. The types that are allowed within arrays can only be the primitive types that we studied earlier in this class, integers, strings, varchars, and so on. This module will be largely demos and in the very first of these demos we'll see how we can specify an array data type for a column in Hive. We'll then insert list data into the table using the select statement and a load statement. We'll create a new table for our e-commerce website called mobilephones, which carries all the brands and variants of mobile phones that the site carries. The create tables treatment is very straightforward, the only thing interesting here is the colors and the screen size arrays. A particular kind of mobile phone from a particular company might be available in multiple colors and have different screen sizes. That's where the array representation comes in. Arrays are specified using the array keyword followed by the Angular brackets and the type of array <text:soft-page-break/>that we want to set up. Colors is an array where every entity within this column is a string data type. Run the show tables command to ensure that the mobilephones table has been set up successfully. Yes it has and we can move on to inserting data into this table using a select statement. This is just an example to show you this is possible. You very rarely use the select statement to add data to any Hive table. Typically data is loaded from files or other existing tables. How we specify primitive data types in the select statement is very straightforward, what's interesting here is how we specify an array, and we do this using the built-in array function that Hive provides. Here is an array of colors followed by an array of screen sizes. When you run this insert statement you'll find that there is an exception that is thrown by Hive. The exception is thrown, but the operation is still completed. This exception is due to something called CBO that is enabled by default on any Hive installation. CBO stands for Cost Based Optimizer and it's an optimization run which ensures that the queries that you're executing on Hive have good performance. CBO tends to greatly improve query execution time, which is why it's enabled by default. But if you notice, the exception is thrown but the query is still executed, and if you call select * from mobilephones you'll notice the array data within this table. You can individually access the colors column in your select statement and this way select id, colors from mobilephones, or you can access just the first element in the colors array. The way you'll do this is by using the square brackets and specifying an index. The index starts at 0 just like in other programming languages. Colors of 0 will give you the first entity in the colors array. Let's go ahead and drop the mobilephones table and then recreate it so that it loads data from a file. In the create table statement for our mobilephones table, this time we'll specify the row format in the file that is used to load data into this table. Every field within the <text:soft-page-break/>file is terminated by a comma, so it's a comma separated file, that's the format for a single row. We have to specify an additional piece of information here because we have two columns whose data types are arrays. How do you specify a list of items within the file from where you're reading data? In the create table statement, in addition to the row format, have an additional statement to indicate how we identify collection items. Here are the collection items which correspond to the colors and screen size array are terminated by hash. Every entity in this array is separated by hash from another entity. Individual fields which correspond to columns are separated by commas. Switch over to your terminal window and create a new file called mobilephones.csv. Individual rules in this file correspond to one record in the mobilephones table and the collection items are all separated by a hash value. Red, blue, black are the colors in which that particular phone is available. Fields corresponding to columns are separated by commas, collection items by hash. If a collection column has just one element in it, there is no hash there. Similarly, the screen size column with two elements has the hash separating those two elements. Once the file has the right structure that you expect, all you need to do is to run the load data command which we've seen earlier. Run the select queries on the table like we did before and you'll see that the columns and the rules are set up like we expect them to be. You can also access the individual entities within the colors and the screen size array using the square brackets and a corresponding index.</text:p>
        </text:list-item>
        <text:list-item>
          <text:p text:style-name="P2"/>
        </text:list-item>
        <text:list-item>
          <text:p text:style-name="P2">The Map Data Type</text:p>
        </text:list-item>
        <text:list-item>
          <text:p text:style-name="P2">Let's move on to the next complex data type, the map. The map is also a collection of data, except that every entity in this collection is a pair. It has a key as well as a value. A map data structure in Hive has no fixed size. You can have as many key <text:soft-page-break/>value pairs as you want in a column, which is of type map. Every pair entity in a map has a key as well as a value. You can look up the value using its corresponding key. The key has to be unique and you can access the value using that key. When a Hive table column is of type map, there is a separate data type associated with the key as well as the value. The key can be an integer, the value can be a struct. The key can be a string, the value can be an integer. In this demo we'll create a Hive table which has a map data type column. We'll insert key value pairs into this table using a CSV file and run queries on this to retrieve information. We'll drop the mobilephones table that we set up in the last clip in order to create a new one which has a column of the map data type. We'll use the same create table command, except that at the very end we have a features column, which indicates what features your mobile phone has. This is in form of a map, the key is of type string and the value is of type Boolean. It'll basically be a list of features and a true/false value indicating whether that feature is present on this phone or not. In this create table command we have a row format indicating that every column value is separated by a comma in the file that we load from. Every collection entity is separated by the hash value to indicate individual entities within a column. Key value pairs of a map within a column are separated by some kind of separator as well, in this case it is a colon. So if you specify key: value, Hive will read it in as a key value pair associated with the map. The describe mobilephones command will show you that the table has been set up successfully with the features map data type column. We can then move our attention to our terminal window and see how the CSV file looks. The CSV file is exactly the same one we used in the earlier clip, the one additional piece of data is the map values, the features of this mobile phone. The key and value in a single entity within this map collection is separated by a colon, <text:soft-page-break/>camera:true, no dualsin, so dualsin:false. But the map itself is a collection, which means every key value pair has to be separated by the collection termination operator, and that is the hash. With the CSV file ready, we simply need to call the load data command like we did before, and all the data is loaded into our mobilephones table. A select query will show us that the map data is present in the table, as you can see on screen. You can access the features column individually by specifying it in your select statement. You can also look up an individual feature in every record by using the square brackets and specifying the key within square brackets. The key here is a string, so features of camera will tell us whether the camera is present on a phone or not. The whole idea of a map data type is to allow you to look up values using their key.</text:p>
        </text:list-item>
        <text:list-item>
          <text:p text:style-name="P2"/>
        </text:list-item>
        <text:list-item>
          <text:p text:style-name="P2">The Struct Data Type</text:p>
        </text:list-item>
        <text:list-item>
          <text:p text:style-name="P2">Of the three data types that we're going to discuss here, we'll now focus on the struct data type. A struct is the equivalent of a class in a programming language, if you're familiar with those. A struct logically groups disparate data together into one entity. Each individual bit of data within a struct can have a different data type because it represents a different attribute of an entity. A struct as a whole is one entity. The struct has a whole can have any number of values within it, so this logical grouping can have any number of individual parts that it has grouped together and each of these values is referenced by a unique name within the struct entity. Let's see a demo of how the struct data type works within a Hive table. We'll create a column which has the data type struct, we'll use a CSV file and read data into structs and we'll also query struct values from the Hive table. Once again, we'll drop the original mobilephones table that we'd set up so far and create a new one which in addition to array and map also has a column <text:soft-page-break/>with the struct data type. This version of the mobilephones Hive table has an additional column called information. Information holds specific information about this phone. Here it is the battery life and the kind of camera that this mobile phone has. The specific values that this struct groups together is specified within angular brackets. Here it is battery, which is of type string, and camera, which is also of type string. Each of these individual values can have any data types within a struct. When data is loaded into a column of the struct data type, it uses this collection information in order to figure out the individual values within the struct. The individual values for battery and camera within the information struct will be separated from each other by a hash. Edit the mobilephones.csv file that we are familiar with and here at the very end, feedback on the data which goes into the information column within the Hive table. The information column is a struct with battery and camera as its individual fields, 24 hours is the length of the battery life, and 2MP is the kind of camera. In the case of the second record, we have no information about the camera, but the battery life is 12 hours. Notice that we don't have to specify the name of the field. We don't have to indicate that this is for the battery field, this is for the camera field, et cetera. The data values get assigned in the order that the fields are specified in the struct. The first data value goes to the battery field, the second goes to the camera field and so on. Let's get back to the Hive command lines. Describe mobilephones will show you that mobilephones now has a struct column, now you can simply use the load command like we did before to load the data from the CSV file into the mobilephones table. For our first select query on this table, let's select both the features and the information field. If you look only at the output of the select query you'll find that the way that the features and the information field is displayed, there is no difference between them, but we know that features is a map and <text:soft-page-break/>information is a struct field. The display is the same, but the way you access the individual fields in a struct or individual values in a map will be different. And here is a select statement which accesses one value using the key to look it up and one field within the struct. Running the select statement once again results in an exception because of the cost based optimizer. An individual field within the struct is accessed using the .operator, information.battery, information.camera, and this is what the cost based optimizer does not like. In spite of the exception the final results are displayed. We've accessed an individual values within a map by specifying the key and an individual field within the struct by using the dot operator. We've seen that the CBO or the cost based optimizer doesn't like some of the queries that we are performing here. In real life you may never need to perform these queries as they are. In any case, it's good for you to know how you can turn off the CBO. Within your Hive site .xml, go to the property that says Hive.cbo.enable, the default value is true, simply change it to false. In a real production environment though, you do want CBO enabled. This is a development environment and I just wanted to show you how this is done. In order for this new Hive property to apply to your session, you need to quit the Hive command line and then restart it. Now go back and run the exact same query that you ran before, select camera from the features map and select battery from the information struct, and you'll notice that this query executes with no errors. That's because the CBO is no longer enabled, it's not tracking the un-optimal queries.</text:p>
        </text:list-item>
        <text:list-item>
          <text:p text:style-name="P2"/>
        </text:list-item>
        <text:list-item>
          <text:p text:style-name="P2">Table-generating Functions in Hive</text:p>
        </text:list-item>
        <text:list-item>
          <text:p text:style-name="P2">Now that we're comfortable with the most common of the complex data types, the array, map and struct, let's look at some interesting built-in functions in Hive, specifically the table generating functions which operate on these complex data types. Built-in functions in <text:soft-page-break/>Hive are of three types, the simplest type is the user-defined function or the UDF. The reason it's called the user-defined function is that Hive allows you to define custom functions, for which you write code in Java using the same interfaces and libraries that the built-in functions use. Those functions are generally user-defined, that's why all built-in functions in Hive are called UDFs. A category of UDFs are the UDAFs, the user-defined aggregate function, which perform an aggregation operation across multiple records in a table. And a third category is the UDTF, user-defined table-generating functions. This is what we're going to focus on in this clip and the other clips that follow. The defining features of UDTF is that it operates on one row on the input table and produces one or more rows in the corresponding result set. It produces a table. We'll do a 30 second overview of UDFs. UDFs refer to simple built-in functions in Hive that typically operate on a single row of data and output a single row corresponding to the original row that was input. Functions such as trim, concat, length, which operate on string values, are UDFs. Round, floor, which operate on floating point values, are also UDFs. UDAFs are also functions which are familiar to SQL users, they just have the strange needs. These are aggregation functions, they work on multiple rows of input data and produce one row as the corresponding output. Examples of UDAFs are the common summarization functions that we've seen, sum, average, count*, all of these are UDAFs. UDTFs are built-in functions in Hive which works specifically with the complex data types that we just saw. The input to a UDTF is typically one record from the input table. The UDTF processes one record at a time and for every record it outputs multiple records at the result set. Input one row, output multiple rows. Examples of UDTF are explode or posexplode. There are other built-in UDTFs in Hive as well, but the underlying foundations of how they work is very similar to explode and <text:soft-page-break/>posexplode. These are the functions we'll see in detail in this class. Arrays and maps have a lot of data compressed into one record in a column, explode is a way to flatten this data from the original table. If you want individual entities of an array as separate records rather than all squished into one record, you use the explode function. Explode is best understood with an example. Consider a very simple table where you have the manager and the names of the subordinates who report to that manager. The managers are Larry, Sergey and Sundar, and each of them has a corresponding subordinate list. The explode function is applied to the column which has the array data type or a map data type. Explode subordinate list will give you a result set that looks like this. Each individual entity in the array which belongs to the first record will be exploded out into individual records in the result. The people who report to Sergey in this array are also exploded out as individual results. And finally, the people who report to Sundar are also exploded. Explode tends to flatten the array data type into a more normalized form where every entity has its own record in the result. Let's take another example, in this table you have an employee and there is a map data structure which lists all the details of that employee in your organization. Here are Larry, Sergey, and Sundar and the details are the office where they work out of, the number of people who report to them, their salary and so on. You can call explode on a map data type as well and this will explode the structure into a result set, which has two columns, one for the key and one for the corresponding value. So each of these records will be converted to key value pairs in the result set. The map which corresponds to one record in the output will have three rules in the result set, one for office, one for numReports, and one for salary. Each individual record in the input table will be flattened in this way. Keys and values, because what's being exploded is the map data structure.</text:p>
        </text:list-item>
        <text:list-item>
          <text:p text:style-name="P2"><text:soft-page-break/></text:p>
        </text:list-item>
        <text:list-item>
          <text:p text:style-name="P2">The Explode() and Posexplode() Functions</text:p>
        </text:list-item>
        <text:list-item>
          <text:p text:style-name="P2">In this demo we'll see how the explode function works, both with arrays and maps, and then we'll look at an example of the posexplode function. Earlier demos we had already set up the mobilephones type table, which has columns of the type array, map, and struct. We'll work with the colors column of type array of string and we'll use the explode function on it. The actual syntax of the explode function is very simple, simply apply it to the column that you want to flatten. Here the column is the colors column. Explode colors flattens the colors array in every record of this table and you can assign a label to it. Here the exploded colors column is called variants. To get a good overview of what exactly happened, here is what the original colors column looked like, when you apply explode to the colors column, each entity in the array for one record in the original table becomes a record by itself. It has been flattened. Just like arrays, maps can also be exploded. Here's the original features map and when you apply explode to it, it results in an output with two columns, one for all the keys and the other for the corresponding values. The features column of the map data type has been exploded and the labels feature and present have been applied to the resulting columns. The where clause brings the query to a single record from the original table. Here is a list of all features the Samsung has and whether it's present or not in this version. You can run this query even without the where clause, it'll simply flatten all the key value pairs across all records in the original table, so we have all the features and whether they're present or not, but we've no idea which phone this applies to. We don't know the name of the phone or the id of the phone. Here we just have the flattened feature set. The posexplode function works exactly like the explode function, except that every row is now associated with an index. <text:soft-page-break/>That index corresponds with the position of that item in the original array. The color red has index 0 because it's first in the origin array, blue has index 1 because it's second, black has index 2 because it's the third item in the array. These indices are the position of the item in the original record and for every record they get preset to 0. Now these explode queries can be obviously more useful if you could flatten the array of the map, but also select some other column along with it to display in the flattened result. For example, the id of the phone to which the color belongs. For the red, blue, and black colors of the Samsung phone, you want the Samsung id to be displayed alongside. Well, this is easier said than done in Hive. You can't just run this query and get the result that you're looking for. There is an error. In Hive, when you're using a UDTF, that is the only column that you can specify in the select clause. This is not the only limitation. You might want to perform queries which have grouping operations so that you can run some kind of summary function or some more complex select query using subqueries. You'd assume this was fairly straightforward, but unfortunately it isn't. This is also an error.</text:p>
        </text:list-item>
        <text:list-item>
          <text:p text:style-name="P2"/>
        </text:list-item>
        <text:list-item>
          <text:p text:style-name="P2">Using Lateral Views</text:p>
        </text:list-item>
        <text:list-item>
          <text:p text:style-name="P2">Hive has something called lateral views, which allows you to overcome the limitations that we saw earlier with exploded tables. A lateral view is simply a virtual table that is formed by the exploded view. So you select a column that is an array or a map, explode it to get a table, using the lateral view keyword you can make this a virtual table which can then be joined back with the original table to allow for more complex and useful queries. For example, if you want the id along with all the color variants in flattened form, you can use a lateral view. If you want the id along with the corresponding feature set for that particular phone, you'll use a lateral view. We'll work with the same table that we <text:soft-page-break/>used in an earlier example, the manager and the list of subordinates for that manager. Let's explode the subordinate list and let's say we want to print out the manager's name next to the subordinate's name. The explode UDTF used as we have seen so far will only flatten the subordinate list, and you get a result like you see on the right side of the screen. Now the lateral view keyword allows you to create a virtual table off this right portion of the screen with the flattened list. This virtual table can then be joined back with the original table which has the manager and the original subordinate list in array form. Once this join operation is performed, you can query the columns that you're interested in in this table. So you can say manager and subordinate, so you'll get a list of managers and subordinates in its flattened form. And we'll actually work with lateral views in this demo that's coming up. We'll work with the same mobile phones table that we've been using so far. The colors column within this is an array. We are going to explode this array and create a lateral view from it and this we do using the query, as you can see on screen. This will join the lateral view back to the original table and select the id and flattened colors array. The first thing to focus on is the lateral view. This lateral view is created by exploding the colors column, which is of type array. Imagine this lateral view as a virtual table called the colors table and the exploded colors column within this table is called the variants column. The virtual table created by using the lateral view keyword is this colorsTable. The colorsTable has just the one column, the variants column with the flattened data of the original colors column from the mobilephones table. This virtual table is automatically joined back with the original mobilephones table and you can query the columns in that virtual table as though the join has explicitly been performed. Here we select both id and variants, and this is from the mobilephones table as well as the lateral view. And the result of this query is <text:soft-page-break/>some meaningful information, a list of mobilephone id's, along with the colors in which they are available. Let's create a lateral view by exploding a map data type column. This is the features column that we've seen earlier. We create a virtual table by exploding features, the resulting columns formed by the explode UDTF is called feature and present, the key and the value, and the resulting virtual table is called the featuresTable. The select query that works with this lateral view can now query columns from the original mobilephones table as well as from this featuresTable. So we've selected the id, feature, and present columns from the join of the original table and the lateral view. Let's go ahead and create a new table to get some more practice with lateral views. Here we've created a table called ads where one column is the page_id on our e-commerce site where the ads occur and the second column is an array which is the list of brand ads which have occurred on a particular e-commerce page. We are going to load data into this table from a CSV file where the fields are delimited by comma and collection items are terminated by hash. Switch over to the terminal window to create the CSV file, I'm going to call it ads.csv and within this we'll specify the page id on our e-commerce site, such as home page, category page, electronics category page, and so on. And the corresponding brand ads that were shown on that page. You can imagine that this table is populated each time a brand ad is displayed on our e-commerce site. The ads displayed is a collection data type of type array and each item is separated by a hash. We'll load this data into our ads table, switch back to the Hive command line and do this, and now we're ready to apply the explode function to this. The objective of the final explode query that we want to run is to count how many times an ad for a particular brand appeared across our e-commerce site, across all pages on our e-commerce site. We'll start off by running a few simple explode commands. <text:soft-page-break/>We'll simply explode the ad list and get a flattened list of all the brand ads that were displayed. Here there are obviously duplicates because one ad may have been displayed on multiple pages. As the next step, we'll create a lateral view which we join back with the original table to get the webpage id on which a particular brand ad was displayed. So we explode the ad_list, name it as an ad_id column, and select the page_id and the ad_id for a result like we see on screen. With this setup you should be able to answer a question like this, how many times was the Moto ad displayed on our e-commerce site? How many times was the Samsung ad displayed? These questions are easy to answer with the data that we have on screen. Group this result by the ad_id and count the number of records in each group. And here is the query which achieves exactly that. There is a select query, a lateral view, and then a group by to get our final result. We explode the ad_list to get the ad_id flattened column. We group it by the ad_id column, and we select this ad_id and a count of the number of pages on which that particular ad has occurred. After our MapReduce job runs, we'll get the final result, and you can see it right on screen.</text:p>
        </text:list-item>
        <text:list-item>
          <text:p text:style-name="P2"/>
        </text:list-item>
        <text:list-item>
          <text:p text:style-name="P2">Multiple Lateral Views in One Query</text:p>
        </text:list-item>
        <text:list-item>
          <text:p text:style-name="P2">In this demo we'll continue to look at lateral views, expect that this time you'll use more than one lateral view in a particular query. We'll also use details from one lateral view in another lateral view. We'll create a new table for this example called student_subjects. It contains the names of students and the subjects that they're enrolled in at school. Here the names, as well as the subjects columns, are both arrays of strings. We'll load the data from this table from a CSV file as usual. It's a comma separated value where individual fields are separated by commas, collection items are separated by the hash value. Switch over to the terminal <text:soft-page-break/>window outside of the Hive command line and create a student_subjects.csv which will store the data, the names of students and the corresponding subjects in which they are enrolled. Load this data into the student_subjects table and run a simple query to ensure that the data looks like you expect it to. We have a table with two arrays, the first query that we run will simply explode the name column of the name and see the subjects that each person is enrolled in. The exploded name column is n. With this query, only one of the two columns has been exploded, the names column. We can expand this query to include two exploded columns, we can explode both the names as well as the subjects column to get a flat list like you see on screen. A single query can contain two lateral views, both of which are joined with the original table. So the lateral view which has the exploded subjects column is also joined with the original student_subjects table. A single query can contain multiple lateral views. In the next example let's create a new table called example and here it has a single column which has an array of arrays. The column name is double_nested and see it's an array of array of integers. We use an insert statement to insert some data into this table, it's basically the numbers 1 through 9 where 1,2,3 is in the first array, 4,5,6 is in the second subarray, and 7,8,9 is in the third subarray. Let's confirm the table has been set up like we expect it to be. There it is, double_nested, which contains an array of arrays. To get a flat list of integers from this double_nested column, we use two lateral views. The first lateral view will explode the double_nested column and we'll get a result set with one column where every record is an array, so we've converted the double_nested array into a single_nested array or regular array column. This lateral view is called nested table and the column in it is called single_nested. This query that we have contains another lateral view and the second lateral view references the first. So any lateral views that <text:soft-page-break/>you add later can reference the table or the columns of previous lateral views. The second lateral view explodes the single_nested column from the nested table that was created using the previous lateral view. Exploding the single_nested column gives us a list of integers. We've completely flattened the array of arrays. In this query we've used select * which means all the resulting columns will be selected. Each time you use the lateral view command it creates a virtual table which has been joined back with the original table. The double_nested column is from the original table, the single_nested column is from the table after it has been flattened once, and then finally the num column is from the table after it has been flattened twice, that is the second lateral view. If you run the same query, but this time we do select num instead of select *, we get the completely flattened integers 1 through 9. And that brings us to the end of this module. This module focused on complex data types in Hive and we saw how we can compress a whole bunch of data into one column using arrays, maps or structs. We also saw how we can work with such column. We created tables with columns of complex data types, we inserted data into these tables and queried this data, and finally we worked with a special type of built-in function in Hive, the table generating function, which works on arrays and maps. Table generating functions are more useful when you combine them with lateral views, which create a virtual table. In the next module, we'll look at sub-queries and constraints with sub-queries in Hive.</text:p>
        </text:list-item>
        <text:list-item>
          <text:p text:style-name="P2"/>
        </text:list-item>
        <text:list-item>
          <text:p text:style-name="P2">Understanding Constraints in Subqueries and Views</text:p>
        </text:list-item>
        <text:list-item>
          <text:p text:style-name="P2">Set Operations in Hive</text:p>
        </text:list-item>
        <text:list-item>
          <text:p text:style-name="P2">In this module we'll talk about subqueries and views in Hive and the constraints that they operate under. We'll start off with the basics. We'll see how we can use subqueries within Hive queries. Query within a query. We'll then see the limitations of subqueries <text:soft-page-break/>as used in Hive. Subqueries are not exactly the same as they are in SQL. And finally, we'll create an work with views, which allow us to create virtual tables from queries. Before we look at subqueries, let's look at a different way of stringing multiple queries together, set operations in Hive. There are three basic set operations that exist, Union, Minus, and Intersect. When you're working in Hive though, only union queries exist. Minus and intersect are not supported in Hive as of this time. The union set operation is a way by which you can combine the results of multiple queries together as one. The result set of those individual queries which are part of a union should be exactly identical with each other, they should have the same number of columns and should have the same data types for corresponding columns. Union operations can be split into two categories, the union which removes all duplicates in the resultant records. So if you have two records with exactly the same values, nnion will keep just one. The Union All operation, on the other hand, preserves duplicates. If you have two or more records with exactly the same values, in the result set you'll have those two or more records preserved. There is no deduping. We'll see a quick demo of how the union set operation works in Hive. Before we start with union operations, I'm just going to reload the data in our original products table from the products.csv file. We'll use the products and the freshproducts table for our union operation. So let's do a quick select query on both of these, take a look at what the result set is before we perform a union operation. A union simply combines the results of two select queries together. Here we have a select * from products and a select * from freshproducts. There is a problem with this union statement though, the columns of the two result sets of these individual queries do not match exactly. If you remember, the freshproducts table has an additional column called expiry date. This is why this union will fail. You can see the exception right <text:soft-page-break/>there on screen. Schema of both sides of union should match. Let's tweak our union operation a little bit so that we leave out the last column in freshproducts which doesn't match products. Here we have select * from products, but select id, title, and cost from freshproducts. At this point the number of columns and the column data types for these two select queries match perfectly and you get the final result on screen, a combination of all the data that's in products and freshproducts. In order to show you the difference between Union and Union All, I'm going to go ahead and insert a duplicate record into one of the tables. I'm going to insert a phone record in the freshproducts table. Yes it doesn't make any sense, but it's just to show you how duplicates work with Union and Union All. Run the exact same union query that you did before and when you get the final result, you'll see that there is just one entry for the iPhone record in the result. There is an iPhone record in the products table as well as the freshproducts table, but the result set of this union contains just one record for the iPhone 7. We can tweak the original union query to convert it to a union all and you'll see the difference in the result set. Once the MapReduce runs, you'll notice that there are two records for the iPhone 7. The duplicate records have been preserved. The union is the only set operation that Hive supports. You can try the minus and intersect operations, and in each case you'll find some kind of exception. That was the minus operation, the next is the intersect operation, which doesn't work as well.</text:p>
        </text:list-item>
        <text:list-item>
          <text:p text:style-name="P2"/>
        </text:list-item>
        <text:list-item>
          <text:p text:style-name="P2">Subqueries in the FROM Clause</text:p>
        </text:list-item>
        <text:list-item>
          <text:p text:style-name="P2">Hive supports subqueries. Subqueries are queries which return a result set which are nested within other queries. When we talk about queries, we think about queries as running on Hive tables. That's not exactly true though. Queries are not run on tables, queries are run on any tabular format of data. Any result which is <text:soft-page-break/>available in a tabular format, you can run queries on them. This might seem like a fine distinction to you, but it's actually pretty profound. Queries can run not only on tables which have been created using the create table command, queries can also run on the result set of a select statement. We've run a whole bunch of select statements so far, if you notice all of them have a result in a tabular format, rows and columns. This result set on which other queries can be run is a subquery. Subqueries in Hive are allowed into specific places as a part of the FROM clause. Subqueries are also allowed in the WHERE clause. The constraints on subqueries in the FROM clause and the WHERE clause a little different. Let's look at the FROM clause first. Here is a select statement which uses a subquery in the from clause. This is a select *, which means all columns that are present in the subquery may be selected by the parent query. The subquery is present instead of a table after the from clause. Queries can be simple or arbitrarily complicated. This one is a little different because it has a union clause within it. Subqueries return results in a tabular format and can be thought of as a virtual table. The result set for the virtual table created by a subquery should be named and here the name is t. Other than the presence of multiple queries, which come together to make a single one, subqueries function like simple queries. Here is another example. In this query we choose distinct product id's from a subquery which is basically a join operation. We join the customers and orders table to find those products which at least 1 customer has bought on our e-commerce site. This is a completely legit subquery and should run through and give you a result like you see on screen.</text:p>
        </text:list-item>
        <text:list-item>
          <text:p text:style-name="P2"/>
        </text:list-item>
        <text:list-item>
          <text:p text:style-name="P2">IN/NOT IN Subqueries in the WHERE Clause</text:p>
        </text:list-item>
        <text:list-item>
          <text:p text:style-name="P2">In addition to the from clause, Hive also supports subqueries on the where clause. There is a constraint though on the kinds of <text:soft-page-break/>subqueries that it supports here. It supports the IN/NOT IN operation and the EXISTS/NOT EXISTS operation in the where clause. We'll first see how in and not in works as a subquery in the where clause. This is how a typical query with an IN statement looks like, select id from customers where id in, and this is followed by a list of values that id could take on. A single list of values and if id happens to match any of the elements in this list, that particular record will be returned by this query. In Hive, the single list of values can be replaced by a query, which returns a list of values. This is a subquery, select customer_id from orders. This subquery should only query for a single column value. Here the single value is the customer id, select customer_id from orders is essentially a list of column values. It's also important that this subquery not reference the parent query. The subquery and the parent query, when you use the in and the not in clause, should be uncorrelated. Uncorrelated basically means that the subquery doesn't reference the parent query. Let's take a look at how the IN and NOT IN clauses are used in subqueries in Hive. We select the names of those customers who've bought something on our e-commerce site. We select name from customer where id in customer_id from orders, ensure that only a single field is selected in this subquery, and really it's as straightforward as that. We get the names of all the customers who bought something on our site, John, Emily, and Jane. The not in clause is the exact opposite of the in clause, we want to select both records which are not part of a particular set. Here we want to select those products which have never been sold, which have never been present in our orders list. The subquery gets a list of all product ids which are in the orders list and the not in selects those records which have never been bought. And here is the result as you see on screen. Essentially none of our products have been <text:soft-page-break/>bought because the product ids in our orders list are completely different from the product ids in our products list.</text:p>
        </text:list-item>
        <text:list-item>
          <text:p text:style-name="P2"/>
        </text:list-item>
        <text:list-item>
          <text:p text:style-name="P2">EXISTS/NOT EXISTS Subqueries in the WHERE Clause</text:p>
        </text:list-item>
        <text:list-item>
          <text:p text:style-name="P2">The where clause in Hive can also support subqueries with the EXISTS and NOT EXISTS keyword. Exists keyword checks for the presence of even one record which matches the subquery and if it does, Exists is true. An important condition for exists is that the subquery should be correlated. The subquery has to reference the parent query, you can't have a subquery which has no reference to the parent. Here orders.customers_id is equal to customers.customerid. Customers is the table from the parent query and this subquery is correlated. Let's switch over to the Hive command line window and see a demo of a subquery with the EXISTS and NOT EXISTS keyword. The first query that we'll run will be an uncorrelated subquery and you'll see that it does not work. We use the exists keyword, as you can see on screen, but the subquery simple selects a customer_id from orders. There is no reference from the subquery to the parent query. The subquery select customer_id from orders will exist if there is at least one record in this table. Uncorrelated subqueries are not allowed in Hive. So if you run this you'll get an exception and it says For Exists/Not Exists operator SubQuery must be Correlated. Let's try a subquery which works with the exist clause. Here we select those customer ids who bought something on our website. The subquery here selects those customer ids where order.customer_id is equal to customers.id because we reference the parent query within the subquery, this subquery is set to be correlated. Such subqueries work with the exist keyword. And we get a nice little output on screen, customers who bought something on our website.</text:p>
        </text:list-item>
        <text:list-item>
          <text:p text:style-name="P2"/>
        </text:list-item>
        <text:list-item>
          <text:p text:style-name="P2"><text:soft-page-break/>Create Table and Insert Data with a Subquery</text:p>
        </text:list-item>
        <text:list-item>
          <text:p text:style-name="P2">When you create a table in Hive using the create statement, you can modify it such that you immediately insert data into it using a subquery. Let's see an example of how. We'll first run a create table with a subquery which does not work. Here we've created a table called allproducts and we've specified the column names and the data types for those columns. There is a subquery here which will populate this newly created table. This subquery selects the id, title, and the cost from the products table. The title column is renamed as the name column. If you run this command as is, you'll find that Hive throws an exception. That's because if you want to create a table using a subquery, you cannot specify column names and column data types for that table. The table that you've created will have the same column names and data types as specified in your subquery. The actual way to use a subquery within a create table command is to simply create the table allproducts here and specify the subquery. Do not specify column names or data types for those columns.</text:p>
        </text:list-item>
        <text:list-item>
          <text:p text:style-name="P2"/>
        </text:list-item>
        <text:list-item>
          <text:p text:style-name="P2">Creating and Working with Views</text:p>
        </text:list-item>
        <text:list-item>
          <text:p text:style-name="P2">As you become a more advanced user of Hive, or even SQL, you'll find yourself using subqueries more and more. Subqueries are kind of complex though, the entire query setup becomes very complicated and hard to read, which is why Hive allows you to create views from subqueries. A view is a virtual table which holds a subset of data from a larger, more extensive table. Let's say you have a large table with a whole number of records, but we are only interested in a few columns and a few records and you want to use that subset of a table in your query. Well you'd use a subquery, but instead of having this annoying long subquery in there, you could just create a view, and this is how you create views with a subset of data. Create view product quantities as, <text:soft-page-break/>and then specify a subquery. This view is a virtual table which holds only that information which matches the subquery that you've specified for this view. As you can see on screen, the subquery which corresponds to the product_quantities view only has the subset of data which matches the product_id and the quantity from the orders table. Views behave like tables in many ways, but they're actually virtual tables. Views have no representation in the underlying HDFS store. Views are simply stored as a query in Hive's metastore. When you first create a view, a query is not actually run on the Hive table, it's simply stored in the metastore as a mapping from the name of the view to the actual query. Views are only executed when they're actually used. Views are dynamic because they do not actually store data, they only store the query which is run when you run the Hive query which uses the view. When the underlying data in the physical table changes, the view is automatically updated. A view can contain information from a single table or from multiple tables so you can have a more complex query which involves joins or unions, which make up a view. The query that's associated with a view is frozen in time. If the underlying physical table changes, say you add some more columns to that table or you delete columns which are not part of the view, the view will remain unaffected. Let's look at an example of how we can create a view and see what operations are permitted on a view. We are going to create a view which uses information from the customers and orders table that we've set up. On screen you can see the schema of the customers and orders table, we'll create a view with a list of all the customers, the products they bought, and the customer's address, and you can see how we create a view right there on screen in front of you. First you give the view a name, create view customer_purchases, because that's the information that this view is going to hold. And then you specify the query which makes up <text:soft-page-break/>the view. Here we want to select customer_id, product_id, and address from customers join orders where the customers.id matches the customer_id in the orders table. The view that you just created will have the same columns and data types based on the select statement that you specified in the query. Here it'll be customer_id, product_id, and address and their corresponding data types. Since the view is basically a virtual table, if you run the show tables command, you'll see the view you created right there along with the other physical tables that you have. Run the describe operation on your view, just like you would with tables, and there you see it, the columns are customer_id, product_id and address and their corresponding data types from the original tables from which this view was generated. Run the describe formatted command on customer_purchases and you'll see that this is a view and not a table. This command will also show you the query that was used to generate this view. And the table type for customer_purchases is VIRTUAL_VIEW. You can run select queries on views exactly like you would on tables. When the select query is run, that's when the view is expanded into its subquery and this is in a sense running a query which contains a subquery within it. Once you've created a view, you can pretty much treat it like a table, we run a whole bunch of select queries on this view, however there are a few important differences between views and tables, especially when it comes to updating data in a view - you basically can't do it. For kicks, you can try running an insert command with your customers_purchases view and it just won't work. All you'll get is an exception.</text:p>
        </text:list-item>
        <text:list-item>
          <text:p text:style-name="P2"/>
        </text:list-item>
        <text:list-item>
          <text:p text:style-name="P2">Advantage of Using Views in Hive</text:p>
        </text:list-item>
        <text:list-item>
          <text:p text:style-name="P2">Using views instead of subqueries has several advantages because views are an actual unit within Hive. The first thing is that views reduce query complexity. A query with many subqueries nested <text:soft-page-break/>within it is very hard to read, harder to maintain, and debug. Views also allow you to restrict access to sensitive data. Consider a very large table with a lot of useful information, your marketing team might find it useful, analysts might find it useful, the revenue team might find it useful, but the marketing team is not allowed to see the revenue numbers. You want some subset of this data to be available to marketing, some subset to the revenue team, some subset to your other analysts. You can make this happen with views. Views are just virtual tables or a logical table on the same physical data, it allows you to construct different virtual tables with the same underlying raw information. In this last example within this module, we'll see how we can create multiple views from the same underlying data and we'll also see how we can alter a view so that it points to a different query. In the earlier clip we created the customer_purchases view, tracking which customers had bought what products. Let's now create a new view called product_purchases which basically specifies all the products that have ever been bought on this e-commerce site and the quantity of every order. The product_purchases view is on the same underlying table as the customer_purchases view, the orders table. Each of these views might be useful to a different team in your organization. Running the show tables command will show you that product_purchases is also present in that list, along with customer_purchases. Describe product_purchases will show you that the columns and its corresponding data types match the ones that we specified in the select query. Let's run a simple select query on this view, all this is just a revision from what we saw in the last clip, now we are going to alert this view to point to a different query, and this can be done using the alter view command. It's the same product_purchases view, but this time we want the query to select the product_id, quantity, as well as the amount from the orders table. And now if you run a select query <text:soft-page-break/>on product_purchases, you'll see that the result looks very different. The result reflects the new query that's associated with the view. And with this, we come to the end of this module. Hopefully you've understood how subqueries work in Hive and the constraints and limitations that are applicable to subqueries when they are used in the from clause or in the where clause of a select query. We also saw the use of views, which are virtual tables giving you access to a subset of data from the underlying physical table. In the next module, we'll see a number of ways in which table design in Hive differs from table design in SQL databases.</text:p>
        </text:list-item>
        <text:list-item>
          <text:p text:style-name="P2"/>
        </text:list-item>
        <text:list-item>
          <text:p text:style-name="P2">Designing Schema for Hive</text:p>
        </text:list-item>
        <text:list-item>
          <text:p text:style-name="P2">Normalized Storage in Traditional Databases</text:p>
        </text:list-item>
        <text:list-item>
          <text:p text:style-name="P2">This module focuses on designing schema for Hive. This is of course a vast topic, but we'll come at it from a relational database angle. We'll see the differences in table schema design when we're working with traditional databases versus data that's stored in Hive. To that end, we'll talk about normalized fonts, which is how data is stored in traditional databases. Once we've understood normalized storage, we'll see why this is not practical when we use it in Hive. Hive uses denormalized storage. Schema design in Hive is a very complex process and it varies based on the dataset that you're going to store, the kind of queries that you need to run, are you going to perform only long running jobs or there are some semi-real-time transactions that you plan to perform. All of these you have to take into consideration before laying out your data. There are many facets to Hive schema design, the very first step is to think about the columns that exist in your table and the kind of data that's going to be stored within it. Hive's performance also depends on how we serialized data when we store in the underlying HDFS and how we deserialize data when we read from <text:soft-page-break/>HDFS. If these operations are very onerous time consuming, it's obvious that table performance will not be fast. Query performance also depends on how you partition your table. Have you partitioned it by the columns that we query the most often? Choosing the wrong partition can affect how long it takes to scan the table for simple queries. The speed of sampling and join operations are very dependent on how you bucket the table. In this module we'll focus our attention on column structure and the data types that you use to set up columns. The way this is done in Hive is very different from how it's done in a traditional database. In a traditional database, we tend to use normalized storage in order to store data. Normalized storage basically means that all your data is split into very fine granular components and you have different tables holding different kind of data. If you're storing data for students, their personal information might be in one table, their academic information might be in another table, information on their extra curriculars might be in a third table and so on. Let's see how normalized forms work for storage in a traditional database. If you want to store employee information for a particular organization, you'll have all kinds of details which you know about a particular employee. You'll have the name, id, the people who report to him, the address, department, the grade at which they function, and so on. In a traditional relational database, you'll categorize this information into different logical groups. There is function specific information, manager specific information, personal information like address and so on. The objective of a traditional relational database is to minimize the redundancy when you actually store data in tables. In a traditional database you'll split this information into logical groups and each group will be stored in one particular table. You'll have a table for Employee Details, Employee Subordinates, and Employee Addresses. The Employee Details table could contain the professional information <text:soft-page-break/>for any employee needed in any organization. You'd have a unique id to identify an employee, the name of the employee, which department they work in, what grade they work at, and so on. If the employee happens to be a manager, he or she will also have an entry in the Employee Subordinates table. Once again, the employee is identified by the id, the employee will have one entry in this table for every subordinate who reports to her or him. Personal information of an employee will be stored in a completely different table. For example, the address might be split up into granular details, the city, the zip code, the apartment number, the name of the building, and so on. This is how normalized storage looks. The entire data is split into granular bits and stored in exactly one place as part of a logical group. The objective here is to minimize redundancy. The professional information that you see in the Employee Details table will not be present in any other table. This is the only place where it occurs, this data is not redundant. Similarly for Employee Subordinates, because the information for an employee is split up across multiple tables, there typically is a unique identifier to identify that employee across tables, this is the employee id. In all other tables the employee is referenced by her or his id. Information about an employee is split across multiple tables and if you notice the column types of each of these tables, they hold very granular small bits of data. You typically do not work with complex data types in SQL or other traditional databases. This is a high level overview of how data looks in a traditional database. This is called normalization and the way the data is stored is called a normalized form. Now there are a lot of intricate details on the different kinds of normalized fonts that exist, that's not really relevant as a part of this class. And how would you perform queries on these tables? Say you want to know the department that Emily works in and all the people who report to here. The information here is stored across two tables, <text:soft-page-break/>you'd perform a join operation on the employee id and then retrieve the record that you're interested in. Traditional databases and normalized stored evolved in this way for multiple reasons. Each bit of data is stored in exactly one place which means there is no redundant storage of data. This optimizes the amount of space that we need to store any bit of information and this is a big deal when we talk about single server machines, when there's just a single machine holding all the data. Normalized storage also works because traditional databases impose strict constraints such as foreign key constraints. You can have the key of one table reference another table and this constraint will be upheld by the database. And because data is not duplicated and there's no redundancy in how data is stored, updates and writes to tables become very easy in a traditional database. They tend to be transactional processing systems, which means write operations and update operations are very common.</text:p>
        </text:list-item>
        <text:list-item>
          <text:p text:style-name="P2"/>
        </text:list-item>
        <text:list-item>
          <text:p text:style-name="P2">Denormalized Storage in Hive</text:p>
        </text:list-item>
        <text:list-item>
          <text:p text:style-name="P2">When you store data in Hive, you store it in a denormalized form. In Hive it's very common to take all the information we have about a particular entity and put it together in one table. That's because Hive is optimized for read operations. Storing data in a denormalized form basically means that anything you want to read about an entity can be read in a single operation. All the data should be present in the same table using complex data types rather than splitting it up across multiple tables. There are many reasons why denormalized storage works well in Hive. Normalization is typically used to minimize redundancy and to optimize for storage. Disk space, however, is very cheap in a big data system. Machines in a cluster are made up of cheap, off the shelf components, and it's very easy to add machines to increase storage. Hive also doesn't have the concept of foreign key <text:soft-page-break/>constraints. If you split up data across multiple tables, there is no unique key that you can use to join these bits of information together. Also, joins are very heavy duty operations in Hive, you want to avoid them as much as possible. Like we've studied in the early modules of this class, Hive is primarily about read operations and performing them fast. We typically do not update or delete data from Hive, we use it for analytical processing, which is a lot of read operations to bring different data together to get some useful information out of it. This implies that even if we store data in a redundant manner, it basically doesn't matter. There are no updates to the data going to be performed in Hive. In order to get the best performance of tables in our Hive system, what we really want to do is to minimize the number of disk seeks in order to read records. In a big data system, the harder problem is to find where exactly a particular bit of data is located. Once we've found the record, the preference is that we read all the information in one go, which is why we want to store data for an entity in one location, we don't want it to be split across multiple tables. Splitting across multiple tables requires multiple disk seeks and join operations. We also want to minimize joins in Hive. Joins are highly inefficient because of the huge datasets that are involved. We ignore the problem of redundancy and we focus on minimizing joins. So how do we store data in Hive? Let's go back to the employee example that we saw earlier. Let's say we have the Employee Details table and the list of subordinates for a particular employee who's also a manager. In order to query all this information one go, we will avoid joining tables together. Instead of storing this information in different tables, we'll combine it together to form one table with an array data types. Subordinates will just be an array in this newly formed single table. All the subordinates for this particular manager will be listed in the same table where the other information of an employee is maintained. That was the <text:soft-page-break/>professional information and the subordinate information, now there is personal information for an employee. Once again, it's wasteful to have it in a different table. You'll simply combine all of this together in the same table where we stored the professional and subordinate information. Subordinates were represented as an array, the address can be represented as a struct data type. Individual columns in the original table will become fields in the struct, City, Zip Code, and whatever else you have as a part of the address can be squished together in a single struct. We've brought all the information of the employee entity into one table. No joins, just disk seek to that one record and read everything in one go. One read operation suffices. This is how you get the best out of your Hive tables. And with that we come to the end of this module and to the end of this class as well. Hopefully this module has helped you understand the difference between normalized and denormalized storage of data and you now know why data in Hive is stored in a denormalized form. Denormalized storage allows you to optimize disk seeks while reading a single record and allows you to read all details of an entity in a single ope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2:43:10.218302786</meta:creation-date>
    <dc:date>2018-04-19T12:44:50.447872171</dc:date>
    <meta:editing-duration>PT1M40S</meta:editing-duration>
    <meta:editing-cycles>1</meta:editing-cycles>
    <meta:document-statistic meta:table-count="0" meta:image-count="0" meta:object-count="0" meta:page-count="77" meta:paragraph-count="123" meta:word-count="27005" meta:character-count="152917" meta:non-whitespace-character-count="126117"/>
    <meta:generator>LibreOffice/5.1.6.2$Linux_X86_64 LibreOffice_project/10m0$Build-2</meta:generator>
  </office:meta>
</office:document-meta>
</file>